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Helvetica, sans-serif"/>
    <style:font-face style:name="OpenSymbol" svg:font-family="OpenSymbol"/>
    <style:font-face style:name="bitstream vera sans mono" svg:font-family="'bitstream vera sans mono', 'andale mono', 'lucida consol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34cm" table:align="left"/>
    </style:style>
    <style:style style:name="Tableau1.A" style:family="table-column">
      <style:table-column-properties style:column-width="3.62cm"/>
    </style:style>
    <style:style style:name="Tableau1.B" style:family="table-column">
      <style:table-column-properties style:column-width="12.815cm"/>
    </style:style>
    <style:style style:name="Tableau1.A1" style:family="table-cell">
      <style:table-cell-properties style:vertical-align="middle" fo:padding="0.049cm" fo:border="none"/>
    </style:style>
    <style:style style:name="Tableau1.B1" style:family="table-cell">
      <style:table-cell-properties fo:padding="0.049cm" fo:border="none"/>
    </style:style>
    <style:style style:name="Tableau2" style:family="table">
      <style:table-properties style:width="16.434cm" table:align="left"/>
    </style:style>
    <style:style style:name="Tableau2.A" style:family="table-column">
      <style:table-column-properties style:column-width="3.62cm"/>
    </style:style>
    <style:style style:name="Tableau2.B" style:family="table-column">
      <style:table-column-properties style:column-width="12.815cm"/>
    </style:style>
    <style:style style:name="Tableau2.A1" style:family="table-cell">
      <style:table-cell-properties style:vertical-align="middle" fo:padding="0.049cm" fo:border="none"/>
    </style:style>
    <style:style style:name="Tableau2.B1" style:family="table-cell">
      <style:table-cell-properties fo:padding="0.049cm" fo:border="none"/>
    </style:style>
    <style:style style:name="Tableau3" style:family="table">
      <style:table-properties style:width="16.434cm" table:align="left"/>
    </style:style>
    <style:style style:name="Tableau3.A" style:family="table-column">
      <style:table-column-properties style:column-width="3.62cm"/>
    </style:style>
    <style:style style:name="Tableau3.B" style:family="table-column">
      <style:table-column-properties style:column-width="12.815cm"/>
    </style:style>
    <style:style style:name="Tableau3.A1" style:family="table-cell">
      <style:table-cell-properties style:vertical-align="middle" fo:padding="0.049cm" fo:border="none"/>
    </style:style>
    <style:style style:name="Tableau3.B1" style:family="table-cell">
      <style:table-cell-properties fo:padding="0.049cm" fo:border="none"/>
    </style:style>
    <style:style style:name="P1" style:family="paragraph" style:parent-style-name="Preformatted_20_Text">
      <style:paragraph-properties fo:margin-left="0cm" fo:margin-right="0cm" fo:margin-top="0cm" fo:margin-bottom="0cm" fo:orphans="2" fo:widows="2" fo:text-indent="0cm" style:auto-text-indent="false" fo:background-color="#e2e4e6" fo:padding="0cm" fo:border="none">
        <style:background-image/>
      </style:paragraph-properties>
    </style:style>
    <style:style style:name="P2"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normal"/>
    </style:style>
    <style:style style:name="P3" style:family="paragraph" style:parent-style-name="Text_20_body">
      <style:paragraph-properties fo:margin-left="0cm" fo:margin-right="0cm" fo:margin-top="0cm" fo:margin-bottom="0.212cm" fo:orphans="2" fo:widows="2" fo:text-indent="0cm" style:auto-text-indent="false"/>
    </style:style>
    <style:style style:name="P4" style:family="paragraph" style:parent-style-name="Preformatted_20_Text">
      <style:paragraph-properties fo:margin-top="0cm" fo:margin-bottom="0cm" fo:orphans="2" fo:widows="2" fo:background-color="#e2e4e6" fo:padding="0cm" fo:border="none">
        <style:background-image/>
      </style:paragraph-properties>
    </style:style>
    <style:style style:name="P5" style:family="paragraph" style:parent-style-name="Heading_20_2">
      <style:paragraph-properties fo:text-align="start" style:justify-single-word="false"/>
      <style:text-properties fo:font-variant="normal" fo:text-transform="none" fo:color="#4d4d4d" style:font-name="Helvetica Neue" fo:font-size="13.5pt" fo:letter-spacing="normal" fo:font-style="normal"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tyle="italic" style:font-style-asian="italic" style:font-style-complex="italic"/>
    </style:style>
    <style:style style:name="P9" style:family="paragraph" style:parent-style-name="Text_20_body">
      <style:paragraph-properties fo:text-align="start" style:justify-single-word="false"/>
      <style:text-properties fo:font-variant="normal" fo:text-transform="none" fo:color="#4d4d4d" style:font-name="Helvetica Neue" fo:font-size="10.5pt" fo:letter-spacing="normal" fo:font-style="normal" fo:font-weight="normal"/>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Heading_20_2">
      <style:paragraph-properties fo:margin-left="0cm" fo:margin-right="0cm" fo:margin-top="0cm" fo:margin-bottom="0.238cm" fo:orphans="2" fo:widows="2" fo:text-indent="0cm" style:auto-text-indent="false"/>
      <style:text-properties fo:font-variant="normal" fo:text-transform="none" fo:color="#4d4d4d" style:font-name="Helvetica Neue" fo:font-size="13.5pt" fo:letter-spacing="normal" fo:font-style="normal"/>
    </style:style>
    <style:style style:name="P13" style:family="paragraph" style:parent-style-name="Preformatted_20_Text">
      <style:paragraph-properties fo:margin-left="0cm" fo:margin-right="0cm" fo:margin-top="0cm" fo:margin-bottom="0cm" fo:orphans="2" fo:widows="2" fo:text-indent="0cm" style:auto-text-indent="false" fo:background-color="#e2e4e6" fo:padding="0cm" fo:border="none">
        <style:background-image/>
      </style:paragraph-properties>
    </style:style>
    <style:style style:name="P14" style:family="paragraph" style:parent-style-name="Preformatted_20_Text">
      <style:paragraph-properties fo:margin-top="0cm" fo:margin-bottom="0cm" fo:orphans="2" fo:widows="2" fo:background-color="#e2e4e6" fo:padding="0cm" fo:border="none">
        <style:background-image/>
      </style:paragraph-properties>
    </style:style>
    <style:style style:name="P1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text-properties fo:font-variant="normal" fo:text-transform="none" fo:color="#4d4d4d" style:font-name="Helvetica Neue" fo:font-size="10.5pt" fo:letter-spacing="normal" fo:font-style="normal" fo:font-weight="normal"/>
    </style:style>
    <style:style style:name="P17" style:family="paragraph" style:parent-style-name="Text_20_body">
      <style:paragraph-properties fo:text-align="start" style:justify-single-word="false"/>
      <style:text-properties fo:font-variant="normal" fo:text-transform="none" fo:color="#4d4d4d" style:font-name="Helvetica Neue" fo:font-size="10.5pt" fo:letter-spacing="normal" fo:font-style="normal" fo:font-weight="normal" style:font-style-asian="normal" style:font-style-complex="normal"/>
    </style:style>
    <style:style style:name="P18" style:family="paragraph" style:parent-style-name="Text_20_body">
      <style:text-properties fo:font-variant="normal" fo:text-transform="none" fo:color="#4d4d4d" style:font-name="Helvetica Neue" fo:font-size="10.5pt" fo:letter-spacing="normal"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fo:font-style="italic" style:text-underline-style="none" fo:font-weight="bold" style:font-style-asian="italic" style:font-weight-asian="bold" style:font-style-complex="italic" style:font-weight-complex="bold"/>
    </style:style>
    <style:style style:name="P20" style:family="paragraph" style:parent-style-name="Text_20_body" style:list-style-name="L1">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1" style:family="paragraph" style:parent-style-name="Text_20_body" style:list-style-name="L2">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2" style:family="paragraph" style:parent-style-name="Text_20_body" style:list-style-name="L3">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3" style:family="paragraph" style:parent-style-name="Text_20_body" style:list-style-name="L4">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4" style:family="paragraph" style:parent-style-name="Text_20_body" style:list-style-name="L15">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5" style:family="paragraph" style:parent-style-name="Text_20_body" style:list-style-name="L16">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6" style:family="paragraph" style:parent-style-name="Text_20_body" style:list-style-name="L17">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7" style:family="paragraph" style:parent-style-name="Text_20_body" style:list-style-name="L18">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8" style:family="paragraph" style:parent-style-name="Text_20_body" style:list-style-name="L19">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9" style:family="paragraph" style:parent-style-name="Text_20_body" style:list-style-name="L20">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30" style:family="paragraph" style:parent-style-name="Text_20_body" style:list-style-name="L21">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31" style:family="paragraph" style:parent-style-name="Text_20_body" style:list-style-name="L22">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32" style:family="paragraph" style:parent-style-name="Text_20_body" style:list-style-name="L23">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33" style:family="paragraph" style:parent-style-name="Text_20_body" style:list-style-name="L24">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34" style:family="paragraph" style:parent-style-name="Text_20_body" style:list-style-name="L5">
      <style:paragraph-properties fo:margin-left="0.529cm" fo:margin-right="0cm" fo:margin-top="0.212cm" fo:margin-bottom="0.212cm" fo:orphans="2" fo:widows="2" fo:text-indent="0cm" style:auto-text-indent="false" fo:padding="0cm" fo:border="none"/>
    </style:style>
    <style:style style:name="P35" style:family="paragraph" style:parent-style-name="Text_20_body" style:list-style-name="L6">
      <style:paragraph-properties fo:margin-left="0.529cm" fo:margin-right="0cm" fo:margin-top="0.212cm" fo:margin-bottom="0.212cm" fo:orphans="2" fo:widows="2" fo:text-indent="0cm" style:auto-text-indent="false" fo:padding="0cm" fo:border="none"/>
    </style:style>
    <style:style style:name="P36" style:family="paragraph" style:parent-style-name="Text_20_body" style:list-style-name="L7">
      <style:paragraph-properties fo:margin-left="0.529cm" fo:margin-right="0cm" fo:margin-top="0.212cm" fo:margin-bottom="0.212cm" fo:orphans="2" fo:widows="2" fo:text-indent="0cm" style:auto-text-indent="false" fo:padding="0cm" fo:border="none"/>
    </style:style>
    <style:style style:name="P37" style:family="paragraph" style:parent-style-name="Text_20_body" style:list-style-name="L8">
      <style:paragraph-properties fo:margin-left="0.529cm" fo:margin-right="0cm" fo:margin-top="0.212cm" fo:margin-bottom="0.212cm" fo:orphans="2" fo:widows="2" fo:text-indent="0cm" style:auto-text-indent="false" fo:padding="0cm" fo:border="none"/>
    </style:style>
    <style:style style:name="P38" style:family="paragraph" style:parent-style-name="Text_20_body" style:list-style-name="L9">
      <style:paragraph-properties fo:margin-left="0.529cm" fo:margin-right="0cm" fo:margin-top="0.212cm" fo:margin-bottom="0.212cm" fo:orphans="2" fo:widows="2" fo:text-indent="0cm" style:auto-text-indent="false" fo:padding="0cm" fo:border="none"/>
    </style:style>
    <style:style style:name="P39" style:family="paragraph" style:parent-style-name="Text_20_body" style:list-style-name="L10">
      <style:paragraph-properties fo:margin-left="0.529cm" fo:margin-right="0cm" fo:margin-top="0.212cm" fo:margin-bottom="0.212cm" fo:orphans="2" fo:widows="2" fo:text-indent="0cm" style:auto-text-indent="false" fo:padding="0cm" fo:border="none"/>
    </style:style>
    <style:style style:name="P40" style:family="paragraph" style:parent-style-name="Text_20_body" style:list-style-name="L11">
      <style:paragraph-properties fo:margin-left="0.529cm" fo:margin-right="0cm" fo:margin-top="0.212cm" fo:margin-bottom="0.212cm" fo:orphans="2" fo:widows="2" fo:text-indent="0cm" style:auto-text-indent="false" fo:padding="0cm" fo:border="none"/>
    </style:style>
    <style:style style:name="P41" style:family="paragraph" style:parent-style-name="Text_20_body" style:list-style-name="L12">
      <style:paragraph-properties fo:margin-left="0.529cm" fo:margin-right="0cm" fo:margin-top="0.212cm" fo:margin-bottom="0.212cm" fo:orphans="2" fo:widows="2" fo:text-indent="0cm" style:auto-text-indent="false" fo:padding="0cm" fo:border="none"/>
    </style:style>
    <style:style style:name="P42" style:family="paragraph" style:parent-style-name="Text_20_body" style:list-style-name="L13">
      <style:paragraph-properties fo:margin-left="0.529cm" fo:margin-right="0cm" fo:margin-top="0.212cm" fo:margin-bottom="0.212cm" fo:orphans="2" fo:widows="2" fo:text-indent="0cm" style:auto-text-indent="false" fo:padding="0cm" fo:border="none"/>
    </style:style>
    <style:style style:name="P43" style:family="paragraph" style:parent-style-name="Text_20_body" style:list-style-name="L14">
      <style:paragraph-properties fo:margin-left="0.529cm" fo:margin-right="0cm" fo:margin-top="0.212cm" fo:margin-bottom="0.212cm" fo:orphans="2" fo:widows="2" fo:text-indent="0cm" style:auto-text-indent="false" fo:padding="0cm" fo:border="none"/>
    </style:style>
    <style:style style:name="P44" style:family="paragraph" style:parent-style-name="Text_20_body" style:list-style-name="L14">
      <style:paragraph-properties fo:margin-left="0.529cm" fo:margin-right="0cm" fo:margin-top="0cm" fo:margin-bottom="0.212cm" fo:orphans="2" fo:widows="2" fo:text-indent="0cm" style:auto-text-indent="false" fo:padding="0cm" fo:border="none"/>
    </style:style>
    <style:style style:name="P45"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normal"/>
    </style:style>
    <style:style style:name="P46"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fo:letter-spacing="normal"/>
    </style:style>
    <style:style style:name="P47" style:family="paragraph" style:parent-style-name="Text_20_body">
      <style:paragraph-properties fo:margin-left="0cm" fo:margin-right="0cm" fo:margin-top="0cm" fo:margin-bottom="0.212cm" fo:orphans="2" fo:widows="2" fo:text-indent="0cm" style:auto-text-indent="false"/>
    </style:style>
    <style:style style:name="P48" style:family="paragraph" style:parent-style-name="Table_20_Contents">
      <style:text-properties fo:font-size="2pt" style:font-size-asian="2pt" style:font-size-complex="2pt"/>
    </style:style>
    <style:style style:name="T1" style:family="text">
      <style:text-properties fo:font-variant="normal" fo:text-transform="none" fo:color="#4d4d4d" style:font-name="Helvetica Neue" fo:font-size="10.5pt" fo:letter-spacing="normal" fo:font-style="normal" fo:font-weight="normal"/>
    </style:style>
    <style:style style:name="T2" style:family="text">
      <style:text-properties fo:font-variant="normal" fo:text-transform="none" fo:color="#4d4d4d" style:font-name="Helvetica Neue" fo:font-size="10.5pt" fo:letter-spacing="normal" fo:font-style="normal" fo:font-weight="bold"/>
    </style:style>
    <style:style style:name="T3" style:family="text">
      <style:text-properties fo:font-variant="normal" fo:text-transform="none" fo:color="#4d4d4d" style:font-name="bitstream vera sans mono" fo:font-size="10.5pt" fo:letter-spacing="normal" fo:font-style="normal" fo:font-weight="normal" fo:background-color="#e2e4e6"/>
    </style:style>
    <style:style style:name="T4" style:family="text">
      <style:text-properties fo:font-variant="normal" fo:text-transform="none" fo:color="#4d4d4d" fo:letter-spacing="normal" fo:background-color="#e2e4e6"/>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font-name="Helvetica Neue" fo:font-size="13.5pt" fo:font-style="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bold" style:font-weight-asian="bold" style:font-weight-complex="bold"/>
    </style:style>
    <style:style style:name="T12" style:family="text">
      <style:text-properties style:text-underline-style="none" style:font-style-asian="normal" style:font-weight-asian="normal" style:font-style-complex="normal"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ponsiv Web Design</text:p>
      <text:p text:style-name="P6"/>
      <text:p text:style-name="P7">Tuto sur les media queries</text:p>
      <text:p text:style-name="P7"><text:a xlink:type="simple" xlink:href="https://openclassrooms.com/courses/apprenez-a-creer-votre-site-web-avec-html5-et-css3/mise-en-page-adaptative-avec-les-media-queries" text:style-name="Internet_20_link" text:visited-style-name="Visited_20_Internet_20_Link">https://openclassrooms.com/courses/apprenez-a-creer-votre-site-web-avec-html5-et-css3/mise-en-page-adaptative-avec-les-media-queries</text:a></text:p>
      <text:p text:style-name="P7"/>
      <text:p text:style-name="P7">Exercice 1</text:p>
      <text:p text:style-name="P9">Créez votre fichier index.html comportant une boite &lt;div&gt; et un paragraphe &lt;p&gt; à l'intérieur de celle-ci.<text:line-break/>Créez également votre fichier style.css.</text:p>
      <text:p text:style-name="P2">Dans ce dernier, voici les déclarations à y ajouter pour l'élément &lt;div&gt; :</text:p>
      <text:list xml:id="list423005226406259854" text:style-name="L1">
        <text:list-item>
          <text:p text:style-name="P20">Une taille (largeur) de 65%</text:p>
        </text:list-item>
        <text:list-item>
          <text:p text:style-name="P20">Une couleur de fond gris clair</text:p>
        </text:list-item>
        <text:list-item>
          <text:p text:style-name="P20">Une marge extérieure de 50px en haut et en bas, et automatique à gauche et droite</text:p>
        </text:list-item>
        <text:list-item>
          <text:p text:style-name="P20">Une marge intérieure de 50px</text:p>
        </text:list-item>
        <text:list-item>
          <text:p text:style-name="P20">Une taille de texte de 1.5em</text:p>
        </text:list-item>
      </text:list>
      <text:p text:style-name="P2">Et pour un affichage entre 0 et 700px, toujours sur notre &lt;div&gt; :</text:p>
      <text:list xml:id="list3002153058058579561" text:style-name="L2">
        <text:list-item>
          <text:p text:style-name="P21">Une couleur de fond #ff6666</text:p>
        </text:list-item>
        <text:list-item>
          <text:p text:style-name="P21">Une taille de texte de 1em</text:p>
        </text:list-item>
        <text:list-item>
          <text:p text:style-name="P21">Le texte en blanc</text:p>
        </text:list-item>
      </text:list>
      <text:p text:style-name="P2">Une fois les déclarations faites, réduisez votre page en largeur pour observer les changements s'opérer.</text:p>
      <text:p text:style-name="P7"/>
      <text:p text:style-name="P7">Exercice 2 :</text:p>
      <text:p text:style-name="P9">Dans l'exercice précédent, nous avons déclaré dans un premier temps des propriétés générales. Puis, dans notre media query, nous avons précisé les changements à appliquer sur petit écran. Ce n'est pas une bonne pratique !</text:p>
      <text:p text:style-name="P3"><text:span text:style-name="T1">Rappelez vous le cours sur le </text:span><text:span text:style-name="Strong_20_Emphasis"><text:span text:style-name="T2">'Mobile First'</text:span></text:span><text:span text:style-name="T1">. Sur mobile, le strict minimum doit être chargé. Or, nous avions besoin de charger les déclarations générales, plus celles présentes dans notre requête (soit 14 lignes de code).</text:span></text:p>
      <text:p text:style-name="P2">Procédons différemment. Nous allons d'abord styliser notre page pour un affichage mobile.</text:p>
      <text:p text:style-name="P2">Créez votre fichier index.html comportant une boite &lt;div&gt; et un paragraphe &lt;p&gt; à l'intérieur de celle-ci.<text:line-break/>Créez également votre fichier style.css.</text:p>
      <text:p text:style-name="P2">Dans ce dernier, voici les déclarations à y ajouter pour l'élément &lt;div&gt; :</text:p>
      <text:list xml:id="list5828958573390512459" text:style-name="L3">
        <text:list-item>
          <text:p text:style-name="P22">Une taille (largeur) de 50%</text:p>
        </text:list-item>
        <text:list-item>
          <text:p text:style-name="P22">Une couleur de fond #ff6666</text:p>
        </text:list-item>
        <text:list-item>
          <text:p text:style-name="P22">Une marge extérieure de 30px en haut et en bas, et automatique à gauche et droite</text:p>
        </text:list-item>
        <text:list-item>
          <text:p text:style-name="P22">Une marge intérieure de 20px</text:p>
        </text:list-item>
        <text:list-item>
          <text:p text:style-name="P22">Le texte en blanc</text:p>
        </text:list-item>
      </text:list>
      <text:p text:style-name="P2">Et pour un affichage entre 701px et plus :</text:p>
      <text:list xml:id="list6729772507801126352" text:style-name="L4">
        <text:list-item>
          <text:p text:style-name="P23"><text:soft-page-break/>Une taille (largeur) de 65%</text:p>
        </text:list-item>
        <text:list-item>
          <text:p text:style-name="P23">Une couleur de fond gris clair</text:p>
        </text:list-item>
        <text:list-item>
          <text:p text:style-name="P23">Une marge extérieure de 50px en haut et en bas, et automatique à gauche et droite</text:p>
        </text:list-item>
        <text:list-item>
          <text:p text:style-name="P23">Une marge intérieure de 50px</text:p>
        </text:list-item>
        <text:list-item>
          <text:p text:style-name="P23">Une taille de texte de 1.5em</text:p>
        </text:list-item>
        <text:list-item>
          <text:p text:style-name="P23">Le texte en noir</text:p>
        </text:list-item>
      </text:list>
      <text:p text:style-name="P3"><text:span text:style-name="T1">Cette fois, on chargera </text:span><text:span text:style-name="Strong_20_Emphasis"><text:span text:style-name="T2">2 fois moins de code</text:span></text:span><text:span text:style-name="T1"> (7 lignes) sur mobile ;)</text:span></text:p>
      <text:p text:style-name="P7"/>
      <text:p text:style-name="P8">Définition de mobile first :</text:p>
      <text:h text:style-name="P5" text:outline-level="2">Mobile first</text:h>
      <text:p text:style-name="P3"><text:span text:style-name="T1">Qu'entend-on par 'Mobile First'? C'est simplement l'idée de penser d'abord son code CSS pour un affichage sur smartphone.<text:line-break/>Rappelez-vous, nous avons abordons le fait que fin 2016, pour la première fois, les consultations de sites internet dans le monde était supérieure sur smartphone que sur desktop. Il est donc logique de privilégier ce mode de consultation.<text:line-break/>Mais ce n'est pas tout. Penser son projet 'Mobile First' permet également d'éviter les répétitions de code (le </text:span><text:span text:style-name="Strong_20_Emphasis"><text:span text:style-name="T2">DRY</text:span></text:span><text:span text:style-name="T1"> pour </text:span><text:span text:style-name="Strong_20_Emphasis"><text:span text:style-name="T2">Dont Repeat Yourself</text:span></text:span><text:span text:style-name="T1">) et d'alléger le code CSS chargé. Vous comprendrez mieux avec un exemple simple:</text:span></text:p>
      <text:p text:style-name="P3"><text:span text:style-name="Emphasis"><text:span text:style-name="T1">Code HTML</text:span></text:span></text:p>
      <text:p text:style-name="P1"><text:span text:style-name="Source_20_Text"><text:span text:style-name="T3">&lt;body&gt;</text:span></text:span></text:p>
      <text:p text:style-name="P4"/>
      <text:p text:style-name="P4"><text:span text:style-name="Source_20_Text"><text:span text:style-name="T4"><text:s text:c="2"/></text:span></text:span><text:span text:style-name="Source_20_Text"><text:span text:style-name="T3">&lt;div&gt;</text:span></text:span></text:p>
      <text:p text:style-name="P4"><text:span text:style-name="Source_20_Text"><text:span text:style-name="T4"><text:s text:c="4"/></text:span></text:span><text:span text:style-name="Source_20_Text"><text:span text:style-name="T3">&lt;h1&gt;Titre Principal&lt;/h1&gt;</text:span></text:span></text:p>
      <text:p text:style-name="P4"/>
      <text:p text:style-name="P4"><text:span text:style-name="Source_20_Text"><text:span text:style-name="T4"><text:s text:c="4"/></text:span></text:span><text:span text:style-name="Source_20_Text"><text:span text:style-name="T3">&lt;p&gt;Premier paragraphe.&lt;/p&gt;</text:span></text:span></text:p>
      <text:p text:style-name="P4"><text:span text:style-name="Source_20_Text"><text:span text:style-name="T4"><text:s text:c="4"/></text:span></text:span><text:span text:style-name="Source_20_Text"><text:span text:style-name="T3">&lt;p&gt;Deuxième paragraphe.&lt;/p&gt;</text:span></text:span></text:p>
      <text:p text:style-name="P4"><text:span text:style-name="Source_20_Text"><text:span text:style-name="T4"><text:s text:c="2"/></text:span></text:span><text:span text:style-name="Source_20_Text"><text:span text:style-name="T3">&lt;/div&gt;</text:span></text:span></text:p>
      <text:p text:style-name="P4"/>
      <text:p text:style-name="P4"><text:span text:style-name="Source_20_Text"><text:span text:style-name="T3">&lt;/body&gt;</text:span></text:span></text:p>
      <text:p text:style-name="P3"><text:span text:style-name="Emphasis"><text:span text:style-name="T1">Code CSS</text:span></text:span></text:p>
      <text:p text:style-name="P1"><text:span text:style-name="Source_20_Text"><text:span text:style-name="T3">h1{</text:span></text:span></text:p>
      <text:p text:style-name="P4"><text:span text:style-name="Source_20_Text"><text:span text:style-name="T4"><text:s text:c="2"/></text:span></text:span><text:span text:style-name="Source_20_Text"><text:span text:style-name="T3">color: grey;</text:span></text:span></text:p>
      <text:p text:style-name="P4"><text:span text:style-name="Source_20_Text"><text:span text:style-name="T3">}</text:span></text:span></text:p>
      <text:p text:style-name="P4"/>
      <text:p text:style-name="P4"><text:span text:style-name="Source_20_Text"><text:span text:style-name="T3">p {</text:span></text:span></text:p>
      <text:p text:style-name="P4"><text:span text:style-name="Source_20_Text"><text:span text:style-name="T4"><text:s text:c="2"/></text:span></text:span><text:span text:style-name="Source_20_Text"><text:span text:style-name="T3">font: 12px Times, serif;</text:span></text:span></text:p>
      <text:p text:style-name="P4"><text:span text:style-name="Source_20_Text"><text:span text:style-name="T3">}</text:span></text:span></text:p>
      <text:p text:style-name="P4"/>
      <text:p text:style-name="P4"><text:span text:style-name="Source_20_Text"><text:span text:style-name="T3">@media (min-width: 750px){</text:span></text:span></text:p>
      <text:p text:style-name="P4"><text:span text:style-name="Source_20_Text"><text:span text:style-name="T4"><text:s text:c="2"/></text:span></text:span><text:span text:style-name="Source_20_Text"><text:span text:style-name="T3">div {</text:span></text:span></text:p>
      <text:p text:style-name="P4"><text:span text:style-name="Source_20_Text"><text:span text:style-name="T4"><text:s text:c="4"/></text:span></text:span><text:span text:style-name="Source_20_Text"><text:span text:style-name="T3">width: 500px;</text:span></text:span></text:p>
      <text:p text:style-name="P4"><text:span text:style-name="Source_20_Text"><text:span text:style-name="T4"><text:s text:c="4"/></text:span></text:span><text:span text:style-name="Source_20_Text"><text:span text:style-name="T3">background-color: black;</text:span></text:span></text:p>
      <text:p text:style-name="P4"><text:span text:style-name="Source_20_Text"><text:span text:style-name="T4"><text:s text:c="2"/></text:span></text:span><text:span text:style-name="Source_20_Text"><text:span text:style-name="T3">}</text:span></text:span></text:p>
      <text:p text:style-name="P4"><text:span text:style-name="Source_20_Text"><text:span text:style-name="T3">}</text:span></text:span></text:p>
      <text:p text:style-name="P4"/>
      <text:p text:style-name="P4"><text:span text:style-name="Source_20_Text"><text:span text:style-name="T3">@media (min-width: 1024px){</text:span></text:span></text:p>
      <text:p text:style-name="P4"><text:span text:style-name="Source_20_Text"><text:span text:style-name="T4"><text:s text:c="2"/></text:span></text:span><text:span text:style-name="Source_20_Text"><text:span text:style-name="T3">div {</text:span></text:span></text:p>
      <text:p text:style-name="P4"><text:span text:style-name="Source_20_Text"><text:span text:style-name="T4"><text:s text:c="4"/></text:span></text:span><text:span text:style-name="Source_20_Text"><text:span text:style-name="T3">width: 800px;</text:span></text:span></text:p>
      <text:p text:style-name="P4"><text:span text:style-name="Source_20_Text"><text:span text:style-name="T4"><text:s text:c="2"/></text:span></text:span><text:span text:style-name="Source_20_Text"><text:span text:style-name="T3">}</text:span></text:span></text:p>
      <text:p text:style-name="P4"><text:span text:style-name="Source_20_Text"><text:span text:style-name="T3">}</text:span></text:span></text:p>
      <text:p text:style-name="P2">Dans cet exemple, tout ce qui est déclaré avant les media-queries s'appliquera toujours, peu importe le media, peu importe la taille. Ce sont en quelques sortes les propriétés générales. Pas besoin de les <text:soft-page-break/>réécrire à l'intérieur de nos media-queries.<text:line-break/>Dans notre première media-query, nous donnons une taille de 500px à notre &lt;div&gt;, et un background-color noir.<text:line-break/>Dans notre deuxième media-query, nous changeons la taille de la &lt;div&gt; à 800px uniquement. Pourtant, le background-color noir précisé dans la première media-query s'applique quand même. Cela nous évite de retaper exactement le même code.</text:p>
      <text:p text:style-name="P2">Au final, la plus grosse partie des déclarations se fera en dehors des media-queries, pour que les déclarations s'appliquent partout. On y déclare les polices, les couleurs des éléments ou des textes, etc. Tout ce qui ne changera pas, peu importe le média d'affichage.<text:line-break/>Puis, dans chaque media-query, on y déclare uniquement les changements à effectuer selon l'affichage.</text:p>
      <text:p text:style-name="P2">Il n'existe pas de règle absolue quant aux valeurs des breakpoints à utiliser pour passer d'un affichage smartphone, à un affichage tablette, à un affichage desktop, etc.<text:line-break/>Vous pouvez décider de n'avoir que deux styles d'affichage différents, ou bien cinquante si cela vous chante. Le tout est d'optimiser l'affichage de vos pages.<text:line-break/>Vous trouverez facilement les informations sur les tailles d'écrans actuels, et pourrez donc choisir vos breakpoints avec pertinence.</text:p>
      <text:p text:style-name="P3"><text:span text:style-name="Emphasis"><text:span text:style-name="T1">Exemple de breakpoint du framework Bootstrap:</text:span></text:span></text:p>
      <text:p text:style-name="P1"><text:span text:style-name="Source_20_Text"><text:span text:style-name="T3">/* Très petits écrans (smartphones, moins de 768px) */</text:span></text:span></text:p>
      <text:p text:style-name="P4"><text:span text:style-name="Source_20_Text"><text:span text:style-name="T3">/* Pas besoin de media-query, c'est le style par défaut */</text:span></text:span></text:p>
      <text:p text:style-name="P4"/>
      <text:p text:style-name="P4"><text:span text:style-name="Source_20_Text"><text:span text:style-name="T3">/* Petits écrans (tablettes, 768px et plus) */</text:span></text:span></text:p>
      <text:p text:style-name="P4"><text:span text:style-name="Source_20_Text"><text:span text:style-name="T3">@media (min-width: 768px) { ... }</text:span></text:span></text:p>
      <text:p text:style-name="P4"/>
      <text:p text:style-name="P4"><text:span text:style-name="Source_20_Text"><text:span text:style-name="T3">/* Ecrans moyens (desktops, 992px et plus) */</text:span></text:span></text:p>
      <text:p text:style-name="P4"><text:span text:style-name="Source_20_Text"><text:span text:style-name="T3">@media (min-width: 992px) { ... }</text:span></text:span></text:p>
      <text:p text:style-name="P4"/>
      <text:p text:style-name="P4"><text:span text:style-name="Source_20_Text"><text:span text:style-name="T3">/* Grands écrans (large desktops, 1200px et plus) */</text:span></text:span></text:p>
      <text:p text:style-name="P4"><text:span text:style-name="Source_20_Text"><text:span text:style-name="T3">@media (min-width: 1200px) { ... }</text:span></text:span></text:p>
      <text:p text:style-name="P2">Ici, tant que l'écran fait moins de 768px (767px maximum), c'est le style par défaut 'smartphone' qui sera appliqué. Cela permet de charger uniquement le strict minimum de code, ce qui allège le chargement.<text:line-break/>Dès 768px, on passe à l'affichage pour tablettes, puis à l'affichage desktop dès 992px, pour enfin utiliser l'affichage large desktop à partir de 1200px.</text:p>
      <text:p text:style-name="P8"/>
      <text:p text:style-name="P10"/>
      <text:p text:style-name="P10">Flexbox</text:p>
      <text:p text:style-name="P17">Flexbox est un mode de mise en page facile à utiliser, introduit depuis CSS3. Il permet de prévoir le positionnement des éléments d'une page, ainsi que leur repositionnement afin de s'adapter aux différentes tailles d'écrans.</text:p>
      <text:p text:style-name="P46"><text:soft-page-break/><draw:frame draw:style-name="fr2" draw:name="images1" text:anchor-type="as-char" svg:width="11.906cm" svg:height="8.299cm" draw:z-index="10"><draw:image xlink:href="https://trello-attachments.s3.amazonaws.com/5859370f5e4809987f4007d2/5859477386bfeb970f89f0fa/e2a2c331cf23f285306d8cdaefb72efe/schema_flexbox.jpg" xlink:type="simple" xlink:show="embed" xlink:actuate="onLoad"/></draw:frame></text:p>
      <text:p text:style-name="P46"><text:span text:style-name="T9">Définition du vocabulaire</text:span></text:p>
      <text:list xml:id="list3943731542032470529" text:style-name="L5">
        <text:list-item>
          <text:p text:style-name="P34"><text:span text:style-name="Strong_20_Emphasis"><text:span text:style-name="T2">flex container</text:span></text:span></text:p>
        </text:list-item>
      </text:list>
      <text:p text:style-name="P3"><text:span text:style-name="T1">Le flex container est l'élément parent contenant les flex items.<text:line-break/>Un flex container est défini par la propriété </text:span><text:span text:style-name="Emphasis"><text:span text:style-name="T1">display: flex;</text:span></text:span><text:span text:style-name="T1"> ou </text:span><text:span text:style-name="Emphasis"><text:span text:style-name="T1">display: inline-flex;</text:span></text:span></text:p>
      <text:list xml:id="list1820730020598881661" text:style-name="L6">
        <text:list-item>
          <text:p text:style-name="P35"><text:span text:style-name="Strong_20_Emphasis"><text:span text:style-name="T2">flex item</text:span></text:span></text:p>
        </text:list-item>
      </text:list>
      <text:p text:style-name="P2">Chaque enfant d'un flex container devient un flex item.</text:p>
      <text:list xml:id="list7391857580613422602" text:style-name="L7">
        <text:list-item>
          <text:p text:style-name="P36"><text:span text:style-name="Strong_20_Emphasis"><text:span text:style-name="T2">Axes</text:span></text:span></text:p>
        </text:list-item>
      </text:list>
      <text:p text:style-name="P2">Les flex container suivent 2 axes:</text:p>
      <text:p text:style-name="P2">-L'axe principal (main axis)<text:line-break/>-L'axe secondaire (cross axis)</text:p>
      <text:p text:style-name="P3"><text:span text:style-name="Strong_20_Emphasis"><text:span text:style-name="Emphasis"><text:span text:style-name="T2">IMPORTANT: L'axe principal n'est pas forcément l'axe horizontal</text:span></text:span></text:span><text:span text:style-name="Strong_20_Emphasis"><text:span text:style-name="T2"> </text:span></text:span><text:span text:style-name="T1">. Il est définit avec la propriété </text:span><text:span text:style-name="Emphasis"><text:span text:style-name="T1">flex-direction</text:span></text:span><text:span text:style-name="T1"> lorsqu'on choisit de travailler en ligne ou en colonne. L'axe secondaire est donc l'axe perpendiculaire à l'axe principal.</text:span></text:p>
      <text:list xml:id="list6897348793009745046" text:style-name="L8">
        <text:list-item>
          <text:p text:style-name="P37"><text:span text:style-name="Strong_20_Emphasis"><text:span text:style-name="T2">Main start | Main end &amp; Cross start | Cross end</text:span></text:span></text:p>
        </text:list-item>
      </text:list>
      <text:p text:style-name="P2">Par défaut, le positionnement des éléments (flex items) se fait de la ligne de départ (main start) vers la ligne de fin (main end), et de cross start vers cross end.</text:p>
      <text:h text:style-name="P12" text:outline-level="2">Propriétés pour le flex container</text:h>
      <text:p text:style-name="P3"><text:span text:style-name="Strong_20_Emphasis"><text:span text:style-name="T2">display</text:span></text:span></text:p>
      <text:p text:style-name="P3"><text:span text:style-name="T1">La propriété </text:span><text:span text:style-name="Emphasis"><text:span text:style-name="T1">display</text:span></text:span><text:span text:style-name="T1"> définit le conteneur comme 'flex container'. Tous les enfants du 'flex container' deviennent des 'flex items'.</text:span></text:p>
      <text:p text:style-name="P1"><text:span text:style-name="Source_20_Text"><text:span text:style-name="T3">.box-container{</text:span></text:span></text:p>
      <text:p text:style-name="P4"><text:span text:style-name="Source_20_Text"><text:span text:style-name="T4"><text:s text:c="2"/></text:span></text:span><text:span text:style-name="Source_20_Text"><text:span text:style-name="T3">display: flex | inline-flex;</text:span></text:span></text:p>
      <text:p text:style-name="P4"><text:span text:style-name="Source_20_Text"><text:span text:style-name="T3">}</text:span></text:span></text:p>
      <text:list xml:id="list583564893271110907" text:style-name="L9">
        <text:list-item>
          <text:p text:style-name="P38"><text:span text:style-name="Strong_20_Emphasis"><text:span text:style-name="T2">flex</text:span></text:span><text:span text:style-name="T1">: La 'flex container' aura le même comportement qu'un élément "block".</text:span></text:p>
        </text:list-item>
        <text:list-item>
          <text:p text:style-name="P38"><text:span text:style-name="Strong_20_Emphasis"><text:span text:style-name="T2">inline-flex</text:span></text:span><text:span text:style-name="T1">: La 'flex container' aura le même comportement qu'un élément "inline".</text:span></text:p>
        </text:list-item>
      </text:list>
      <text:p text:style-name="P3"><text:span text:style-name="Strong_20_Emphasis"><text:span text:style-name="T2">flex-direction</text:span></text:span></text:p>
      <text:p text:style-name="P3"><text:span text:style-name="T1">La propriété </text:span><text:span text:style-name="Emphasis"><text:span text:style-name="T1">flex-direction</text:span></text:span><text:span text:style-name="T1"> définit la direction de l'axe principal (main axis).</text:span></text:p>
      <text:p text:style-name="P1"><text:soft-page-break/><text:span text:style-name="Source_20_Text"><text:span text:style-name="T3">.box-container{</text:span></text:span></text:p>
      <text:p text:style-name="P4"><text:span text:style-name="Source_20_Text"><text:span text:style-name="T4"><text:s text:c="2"/></text:span></text:span><text:span text:style-name="Source_20_Text"><text:span text:style-name="T3">flex-direction: row | row-reverse | column | column-reverse;</text:span></text:span></text:p>
      <text:p text:style-name="P4"><text:span text:style-name="Source_20_Text"><text:span text:style-name="T3">}</text:span></text:span></text:p>
      <text:list xml:id="list1229240288038151064" text:style-name="L10">
        <text:list-item>
          <text:p text:style-name="P39"><text:span text:style-name="Strong_20_Emphasis"><text:span text:style-name="T2">row</text:span></text:span><text:span text:style-name="T1">: Direction par défaut, de gauche à droite.</text:span></text:p>
        </text:list-item>
        <text:list-item>
          <text:p text:style-name="P39"><text:span text:style-name="Strong_20_Emphasis"><text:span text:style-name="T2">row-reverse</text:span></text:span><text:span text:style-name="T1">: De droite à gauche.</text:span></text:p>
        </text:list-item>
        <text:list-item>
          <text:p text:style-name="P39"><text:span text:style-name="Strong_20_Emphasis"><text:span text:style-name="T2">column</text:span></text:span><text:span text:style-name="T1">: De haut en bas.</text:span></text:p>
        </text:list-item>
        <text:list-item>
          <text:p text:style-name="P39"><text:span text:style-name="Strong_20_Emphasis"><text:span text:style-name="T2">column-reverse</text:span></text:span><text:span text:style-name="T1">: De bas en haut.</text:span></text:p>
        </text:list-item>
      </text:list>
      <text:p text:style-name="P3"><text:span text:style-name="Strong_20_Emphasis"><text:span text:style-name="T2">flex-wrap</text:span></text:span></text:p>
      <text:p text:style-name="P3"><text:span text:style-name="T1">Par défaut, tous les éléments vont chercher à s'aligner sur une seule et même ligne.<text:line-break/>La propriété </text:span><text:span text:style-name="Emphasis"><text:span text:style-name="T1">flex-wrap</text:span></text:span><text:span text:style-name="T1"> permet de changer ce comportement.</text:span></text:p>
      <text:p text:style-name="P46"><draw:frame draw:style-name="fr1" draw:name="images2" text:anchor-type="as-char" svg:width="14.235cm" svg:height="6.482cm" draw:z-index="0"><draw:image xlink:href="https://trello-attachments.s3.amazonaws.com/5859370f5e4809987f4007d2/5859477386bfeb970f89f0fa/8fd677dc8a3001fdaa1c992ec924b693/wrap.png" xlink:type="simple" xlink:show="embed" xlink:actuate="onLoad"/><svg:title>flex-wrap</svg:title></draw:frame></text:p>
      <text:p text:style-name="P1"><text:span text:style-name="Source_20_Text"><text:span text:style-name="T3">.box-container{</text:span></text:span></text:p>
      <text:p text:style-name="P4"><text:span text:style-name="Source_20_Text"><text:span text:style-name="T4"><text:s text:c="2"/></text:span></text:span><text:span text:style-name="Source_20_Text"><text:span text:style-name="T3">flex-wrap: nowrap | wrap | wrap-reverse;</text:span></text:span></text:p>
      <text:p text:style-name="P4"><text:span text:style-name="Source_20_Text"><text:span text:style-name="T3">}</text:span></text:span></text:p>
      <text:list xml:id="list3263676701775840926" text:style-name="L11">
        <text:list-item>
          <text:p text:style-name="P40"><text:span text:style-name="Strong_20_Emphasis"><text:span text:style-name="T2">nowrap</text:span></text:span><text:span text:style-name="T1">: Valeur par défaut. Alignement des éléments sur une seule ligne, de gauche à droite.</text:span></text:p>
        </text:list-item>
        <text:list-item>
          <text:p text:style-name="P40"><text:span text:style-name="Strong_20_Emphasis"><text:span text:style-name="T2">wrap</text:span></text:span><text:span text:style-name="T1">: Alignement des éléments sur plusieurs lignes, de gauche à droite.</text:span></text:p>
        </text:list-item>
        <text:list-item>
          <text:p text:style-name="P40"><text:span text:style-name="Strong_20_Emphasis"><text:span text:style-name="T2">wrap-reverse</text:span></text:span><text:span text:style-name="T1">: Alignement des éléments sur plusieurs lignes, de droite à gauche.</text:span></text:p>
        </text:list-item>
      </text:list>
      <text:p text:style-name="P3"><text:span text:style-name="Strong_20_Emphasis"><text:span text:style-name="T2">flex-flow</text:span></text:span></text:p>
      <text:p text:style-name="P3"><text:span text:style-name="T1">La propriété </text:span><text:span text:style-name="Emphasis"><text:span text:style-name="T1">flex-flow</text:span></text:span><text:span text:style-name="T1"> est une propriété raccourcie combinant les propriétés </text:span><text:span text:style-name="Emphasis"><text:span text:style-name="T1">flex-direction</text:span></text:span><text:span text:style-name="T1"> et </text:span><text:span text:style-name="Emphasis"><text:span text:style-name="T1">flex-wrap</text:span></text:span><text:span text:style-name="T1">.</text:span></text:p>
      <text:p text:style-name="P1"><text:span text:style-name="Source_20_Text"><text:span text:style-name="T3">.box-container{</text:span></text:span></text:p>
      <text:p text:style-name="P4"><text:span text:style-name="Source_20_Text"><text:span text:style-name="T4"><text:s text:c="2"/></text:span></text:span><text:span text:style-name="Source_20_Text"><text:span text:style-name="T3">flex-flow: 'flex-direction' | 'flex-wrap';</text:span></text:span></text:p>
      <text:p text:style-name="P4"><text:span text:style-name="Source_20_Text"><text:span text:style-name="T3">}</text:span></text:span></text:p>
      <text:p text:style-name="P3"><text:span text:style-name="T1">Par défaut, les valeurs de </text:span><text:span text:style-name="Emphasis"><text:span text:style-name="T1">flex-flow</text:span></text:span><text:span text:style-name="T1"> sont respectivement "row" et "nowrap".</text:span></text:p>
      <text:p text:style-name="P3"><text:span text:style-name="Strong_20_Emphasis"><text:span text:style-name="T2">justify-content</text:span></text:span></text:p>
      <text:p text:style-name="P3"><text:span text:style-name="T1">La propriété </text:span><text:span text:style-name="Emphasis"><text:span text:style-name="T1">justify-content</text:span></text:span><text:span text:style-name="T1"> permet de définir l'alignement des éléments le long de l'axe principal.</text:span></text:p>
      <text:p text:style-name="P1"><text:span text:style-name="Source_20_Text"><text:span text:style-name="T3">.box-container{</text:span></text:span></text:p>
      <text:p text:style-name="P4"><text:span text:style-name="Source_20_Text"><text:span text:style-name="T4"><text:s text:c="2"/></text:span></text:span><text:span text:style-name="Source_20_Text"><text:span text:style-name="T3">justify-content: flex-start | flex-end | center | space-between | space-around;</text:span></text:span></text:p>
      <text:p text:style-name="P4"><text:span text:style-name="Source_20_Text"><text:span text:style-name="T3">}</text:span></text:span></text:p>
      <text:p text:style-name="P46"><text:soft-page-break/><draw:frame draw:style-name="fr1" draw:name="images3" text:anchor-type="as-char" svg:width="13.679cm" svg:height="19.129cm" draw:z-index="1"><draw:image xlink:href="https://trello-attachments.s3.amazonaws.com/5859370f5e4809987f4007d2/5859477386bfeb970f89f0fa/4c852f6ec2f87625656bf7f9445aa49b/justify-content.png" xlink:type="simple" xlink:show="embed" xlink:actuate="onLoad"/><svg:title>justify-content</svg:title></draw:frame></text:p>
      <text:list xml:id="list8434085679750793037" text:style-name="L12">
        <text:list-item>
          <text:p text:style-name="P41"><text:span text:style-name="Strong_20_Emphasis"><text:span text:style-name="T2">flex-start</text:span></text:span><text:span text:style-name="T1">: Valeur par défaut. Les éléments s'alignent à partir de la ligne de départ </text:span><text:span text:style-name="Emphasis"><text:span text:style-name="T1">'main start'</text:span></text:span><text:span text:style-name="T1">.</text:span></text:p>
        </text:list-item>
        <text:list-item>
          <text:p text:style-name="P41"><text:span text:style-name="Strong_20_Emphasis"><text:span text:style-name="T2">flex-end</text:span></text:span><text:span text:style-name="T1">: Les éléments s'alignent à partir de la ligne de fin </text:span><text:span text:style-name="Emphasis"><text:span text:style-name="T1">'main end'</text:span></text:span><text:span text:style-name="T1">.</text:span></text:p>
        </text:list-item>
        <text:list-item>
          <text:p text:style-name="P41"><text:span text:style-name="Strong_20_Emphasis"><text:span text:style-name="T2">center</text:span></text:span><text:span text:style-name="T1">: Les éléments sont centrés.</text:span></text:p>
        </text:list-item>
        <text:list-item>
          <text:p text:style-name="P41"><text:span text:style-name="Strong_20_Emphasis"><text:span text:style-name="T2">space-between</text:span></text:span><text:span text:style-name="T1">: Les éléments sont alignés sur toute la longueur. Le premier élément sur la ligne de départ, et le dernier élément sur la ligne de fin.</text:span></text:p>
        </text:list-item>
        <text:list-item>
          <text:p text:style-name="P41"><text:span text:style-name="Strong_20_Emphasis"><text:span text:style-name="T2">space-around</text:span></text:span><text:span text:style-name="T1">: Les éléments sont également alignés sur toute la longueur, mais ils ont tous le même espacement de chaque coté.</text:span></text:p>
        </text:list-item>
      </text:list>
      <text:p text:style-name="P3"><text:span text:style-name="Strong_20_Emphasis"><text:span text:style-name="T2">align-items</text:span></text:span></text:p>
      <text:p text:style-name="P3"><text:soft-page-break/><text:span text:style-name="T1">La propriété </text:span><text:span text:style-name="Emphasis"><text:span text:style-name="T1">align-items</text:span></text:span><text:span text:style-name="T1"> définit le positionnement des éléments par rapport à l'axe secondaire (cross axis).</text:span></text:p>
      <text:p text:style-name="P1"><text:span text:style-name="Source_20_Text"><text:span text:style-name="T3">.box-container {</text:span></text:span></text:p>
      <text:p text:style-name="P4"><text:span text:style-name="Source_20_Text"><text:span text:style-name="T4"><text:s text:c="2"/></text:span></text:span><text:span text:style-name="Source_20_Text"><text:span text:style-name="T3">align-items: flex-start | flex-end | center | baseline | stretch;</text:span></text:span></text:p>
      <text:p text:style-name="P4"><text:span text:style-name="Source_20_Text"><text:span text:style-name="T3">}</text:span></text:span></text:p>
      <text:p text:style-name="P46"><draw:frame draw:style-name="fr1" draw:name="images4" text:anchor-type="as-char" svg:width="13.6cm" svg:height="14.605cm" draw:z-index="2"><draw:image xlink:href="https://trello-attachments.s3.amazonaws.com/5859370f5e4809987f4007d2/5859477386bfeb970f89f0fa/e7dc2bf397df6282bba6c36e199d6bc8/align-items.png" xlink:type="simple" xlink:show="embed" xlink:actuate="onLoad"/><svg:title>align-items</svg:title></draw:frame></text:p>
      <text:list xml:id="list1278102956364855453" text:style-name="L13">
        <text:list-item>
          <text:p text:style-name="P42"><text:span text:style-name="Strong_20_Emphasis"><text:span text:style-name="T2">flex-start</text:span></text:span><text:span text:style-name="T1">: Les éléments se placent sur la ligne de départ </text:span><text:span text:style-name="Emphasis"><text:span text:style-name="T1">'cross start'</text:span></text:span><text:span text:style-name="T1">.</text:span></text:p>
        </text:list-item>
        <text:list-item>
          <text:p text:style-name="P42"><text:span text:style-name="Strong_20_Emphasis"><text:span text:style-name="T2">flex-end</text:span></text:span><text:span text:style-name="T1">: Les éléments se placent sur la ligne de fin </text:span><text:span text:style-name="Emphasis"><text:span text:style-name="T1">'cross end'</text:span></text:span><text:span text:style-name="T1">.</text:span></text:p>
        </text:list-item>
        <text:list-item>
          <text:p text:style-name="P42"><text:span text:style-name="Strong_20_Emphasis"><text:span text:style-name="T2">center</text:span></text:span><text:span text:style-name="T1">: Les éléments sont centrés sur l'axe secondaire.</text:span></text:p>
        </text:list-item>
        <text:list-item>
          <text:p text:style-name="P42"><text:span text:style-name="Strong_20_Emphasis"><text:span text:style-name="T2">baseline</text:span></text:span><text:span text:style-name="T1">: Les éléments s'alignent par rapport au contenu le plus bas d'un des éléments. Dans l'exemple, le deuxième item a un </text:span><text:span text:style-name="Emphasis"><text:span text:style-name="T1">padding-top: 30px;</text:span></text:span><text:span text:style-name="T1">. Les autres éléments vont donc s'aligner sur son contenu, c'est-à-dire au texte "item".</text:span></text:p>
        </text:list-item>
        <text:list-item>
          <text:p text:style-name="P42"><text:span text:style-name="Strong_20_Emphasis"><text:span text:style-name="T2">stretch</text:span></text:span><text:span text:style-name="T1">: Valeur par défaut. Si aucune hauteur n'est donnée aux éléments, ils sont étirés sur tout l'espace disponible.</text:span></text:p>
        </text:list-item>
      </text:list>
      <text:p text:style-name="P3"><text:span text:style-name="Strong_20_Emphasis"><text:span text:style-name="T2">align-content</text:span></text:span></text:p>
      <text:p text:style-name="P3"><text:span text:style-name="T1">Comme la propriété </text:span><text:span text:style-name="Emphasis"><text:span text:style-name="T1">justify-content</text:span></text:span><text:span text:style-name="T1"> pour l'axe principal, la propriété </text:span><text:span text:style-name="Emphasis"><text:span text:style-name="T1">align-content</text:span></text:span><text:span text:style-name="T1"> permet de définir l'alignement des éléments le long de l'axe secondaire cette fois.</text:span></text:p>
      <text:p text:style-name="P1"><text:span text:style-name="Source_20_Text"><text:span text:style-name="T3">box.container {</text:span></text:span></text:p>
      <text:p text:style-name="P4"><text:soft-page-break/><text:span text:style-name="Source_20_Text"><text:span text:style-name="T4"><text:s text:c="2"/></text:span></text:span><text:span text:style-name="Source_20_Text"><text:span text:style-name="T3">align-content: flex-start | flex-end | center | space-between | space-around | stretch;</text:span></text:span></text:p>
      <text:p text:style-name="P4"><text:span text:style-name="Source_20_Text"><text:span text:style-name="T3">}</text:span></text:span></text:p>
      <text:p text:style-name="P46"><text:soft-page-break/><draw:frame draw:style-name="fr1" draw:name="images5" text:anchor-type="as-char" svg:width="13.811cm" svg:height="26.511cm" draw:z-index="3"><draw:image xlink:href="https://trello-attachments.s3.amazonaws.com/5859370f5e4809987f4007d2/5859477386bfeb970f89f0fa/166e74b155249ae50d280dca47ca5575/align-content2.png" xlink:type="simple" xlink:show="embed" xlink:actuate="onLoad"/><svg:title>align-content</svg:title></draw:frame></text:p>
      <text:list xml:id="list2579140028101882849" text:style-name="L14">
        <text:list-item>
          <text:p text:style-name="P43"><text:soft-page-break/><text:span text:style-name="T1">Les valeurs </text:span><text:span text:style-name="Strong_20_Emphasis"><text:span text:style-name="T2">flex-start</text:span></text:span><text:span text:style-name="T1">, </text:span><text:span text:style-name="Strong_20_Emphasis"><text:span text:style-name="T2">flex-end</text:span></text:span><text:span text:style-name="T1">, </text:span><text:span text:style-name="Strong_20_Emphasis"><text:span text:style-name="T2">center</text:span></text:span><text:span text:style-name="T1">, </text:span><text:span text:style-name="Strong_20_Emphasis"><text:span text:style-name="T2">space-between</text:span></text:span><text:span text:style-name="T1"> et </text:span><text:span text:style-name="Strong_20_Emphasis"><text:span text:style-name="T2">space-around</text:span></text:span><text:span text:style-name="T1"> sont identiques à la propriété </text:span><text:span text:style-name="Emphasis"><text:span text:style-name="T1">justify-content</text:span></text:span><text:span text:style-name="T1">.</text:span></text:p>
        </text:list-item>
        <text:list-item>
          <text:p text:style-name="P44"><text:span text:style-name="Strong_20_Emphasis"><text:span text:style-name="T2">stretch</text:span></text:span><text:span text:style-name="T1">: Valeur par défaut. Si aucune hauteur n'est donnée aux éléments, les lignes sont étirées pour occuper tout l'espace disponible.</text:span></text:p>
          <text:p text:style-name="P44"><text:span text:style-name="Strong_20_Emphasis"><text:span text:style-name="Emphasis"><text:span text:style-name="T2">Remarque: la propriété align-content n'a d'effet que si les éléments sont alignés sur plusieurs lignes.</text:span></text:span></text:span></text:p>
        </text:list-item>
      </text:list>
      <text:h text:style-name="P12" text:outline-level="2">Propriétés pour les éléments (flex-items)</text:h>
      <text:p text:style-name="P3"><text:span text:style-name="Strong_20_Emphasis"><text:span text:style-name="T2">order</text:span></text:span></text:p>
      <text:p text:style-name="P3"><text:span text:style-name="T1">Par défaut, les éléments s'ordonnent selon leur ordre dans le code HTML.<text:line-break/>La propriété </text:span><text:span text:style-name="Emphasis"><text:span text:style-name="T1">order</text:span></text:span><text:span text:style-name="T1"> permet de modifier cet ordre.</text:span></text:p>
      <text:p text:style-name="P3"><text:span text:style-name="Emphasis"><text:span text:style-name="T1">Code HTML</text:span></text:span></text:p>
      <text:p text:style-name="P1"><text:span text:style-name="Source_20_Text"><text:span text:style-name="T3">&lt;ul&gt;</text:span></text:span></text:p>
      <text:p text:style-name="P4"><text:span text:style-name="Source_20_Text"><text:span text:style-name="T4"><text:s text:c="2"/></text:span></text:span><text:span text:style-name="Source_20_Text"><text:span text:style-name="T3">&lt;li&gt;Item 1&lt;/li&gt;</text:span></text:span></text:p>
      <text:p text:style-name="P4"><text:span text:style-name="Source_20_Text"><text:span text:style-name="T4"><text:s text:c="2"/></text:span></text:span><text:span text:style-name="Source_20_Text"><text:span text:style-name="T3">&lt;li class="first"&gt;Item 2&lt;/li&gt;</text:span></text:span></text:p>
      <text:p text:style-name="P4"><text:span text:style-name="Source_20_Text"><text:span text:style-name="T4"><text:s text:c="2"/></text:span></text:span><text:span text:style-name="Source_20_Text"><text:span text:style-name="T3">&lt;li&gt;Item 3&lt;/li&gt;</text:span></text:span></text:p>
      <text:p text:style-name="P4"><text:span text:style-name="Source_20_Text"><text:span text:style-name="T3">&lt;/ul&gt;</text:span></text:span></text:p>
      <text:p text:style-name="P3"><text:span text:style-name="Emphasis"><text:span text:style-name="T1">Code CSS</text:span></text:span></text:p>
      <text:p text:style-name="P1"><text:span text:style-name="Source_20_Text"><text:span text:style-name="T3">.first{</text:span></text:span></text:p>
      <text:p text:style-name="P4"><text:span text:style-name="Source_20_Text"><text:span text:style-name="T4"><text:s text:c="2"/></text:span></text:span><text:span text:style-name="Source_20_Text"><text:span text:style-name="T3">order: -1;</text:span></text:span></text:p>
      <text:p text:style-name="P4"><text:span text:style-name="Source_20_Text"><text:span text:style-name="T3">}</text:span></text:span></text:p>
      <text:p text:style-name="P3"><text:span text:style-name="T1">Si on ne leur applique pas de propriété </text:span><text:span text:style-name="Emphasis"><text:span text:style-name="T1">order</text:span></text:span><text:span text:style-name="T1"> particulière, tous les éléments ont une valeur de 0.</text:span></text:p>
      <text:p text:style-name="P2">On décide de changer la valeur du deuxième item par -1.<text:line-break/>Il se placera donc avant le premier élément, qui lui a une valeur de 0.</text:p>
      <text:p text:style-name="P3"><text:span text:style-name="Emphasis"><text:span text:style-name="T1">Résultat</text:span></text:span></text:p>
      <text:p text:style-name="P46"><draw:frame draw:style-name="fr1" draw:name="images6" text:anchor-type="as-char" svg:width="14.288cm" svg:height="3.307cm" draw:z-index="4"><draw:image xlink:href="https://trello-attachments.s3.amazonaws.com/5859370f5e4809987f4007d2/5859477386bfeb970f89f0fa/ed6f0c01d7d5352e1745c8efcaaf240a/order.png" xlink:type="simple" xlink:show="embed" xlink:actuate="onLoad"/><svg:title>order</svg:title></draw:frame></text:p>
      <text:p text:style-name="P3"><text:span text:style-name="Strong_20_Emphasis"><text:span text:style-name="T2">align-self</text:span></text:span></text:p>
      <text:p text:style-name="P3"><text:span text:style-name="T1">La propriété </text:span><text:span text:style-name="Emphasis"><text:span text:style-name="T1">align-self</text:span></text:span><text:span text:style-name="T1"> a les mêmes valeurs disponibles que la propriété </text:span><text:span text:style-name="Emphasis"><text:span text:style-name="T1">align-items</text:span></text:span><text:span text:style-name="T1">, à la différence que cette propriété s'applique sur un élément et non sur le conteneur.</text:span></text:p>
      <text:p text:style-name="P3"><text:span text:style-name="Emphasis"><text:span text:style-name="T1">Code CSS</text:span></text:span></text:p>
      <text:p text:style-name="P1"><text:span text:style-name="Source_20_Text"><text:span text:style-name="T3">.item1 {</text:span></text:span></text:p>
      <text:p text:style-name="P4"><text:span text:style-name="Source_20_Text"><text:span text:style-name="T4"><text:s text:c="4"/></text:span></text:span><text:span text:style-name="Source_20_Text"><text:span text:style-name="T3">align-self: flex-start;</text:span></text:span></text:p>
      <text:p text:style-name="P4"><text:span text:style-name="Source_20_Text"><text:span text:style-name="T3">}</text:span></text:span></text:p>
      <text:p text:style-name="P4"/>
      <text:p text:style-name="P4"><text:span text:style-name="Source_20_Text"><text:span text:style-name="T3">.item2 {</text:span></text:span></text:p>
      <text:p text:style-name="P4"><text:span text:style-name="Source_20_Text"><text:span text:style-name="T4"><text:s text:c="4"/></text:span></text:span><text:span text:style-name="Source_20_Text"><text:span text:style-name="T3">align-self: flex-end;</text:span></text:span></text:p>
      <text:p text:style-name="P4"><text:span text:style-name="Source_20_Text"><text:span text:style-name="T3">}</text:span></text:span></text:p>
      <text:p text:style-name="P4"/>
      <text:p text:style-name="P4"><text:span text:style-name="Source_20_Text"><text:span text:style-name="T3">.item3 {</text:span></text:span></text:p>
      <text:p text:style-name="P4"><text:span text:style-name="Source_20_Text"><text:span text:style-name="T4"><text:s text:c="4"/></text:span></text:span><text:span text:style-name="Source_20_Text"><text:span text:style-name="T3">align-self: center;</text:span></text:span></text:p>
      <text:p text:style-name="P4"><text:span text:style-name="Source_20_Text"><text:span text:style-name="T3">}</text:span></text:span></text:p>
      <text:p text:style-name="P4"/>
      <text:p text:style-name="P4"><text:span text:style-name="Source_20_Text"><text:span text:style-name="T3">.item4 {</text:span></text:span></text:p>
      <text:p text:style-name="P4"><text:span text:style-name="Source_20_Text"><text:span text:style-name="T4"><text:s text:c="4"/></text:span></text:span><text:span text:style-name="Source_20_Text"><text:span text:style-name="T3">align-self: baseline;</text:span></text:span></text:p>
      <text:p text:style-name="P4"><text:span text:style-name="Source_20_Text"><text:span text:style-name="T3">}</text:span></text:span></text:p>
      <text:p text:style-name="P4"/>
      <text:p text:style-name="P4"><text:span text:style-name="Source_20_Text"><text:span text:style-name="T3">.item5 {</text:span></text:span></text:p>
      <text:p text:style-name="P4"><text:span text:style-name="Source_20_Text"><text:span text:style-name="T4"><text:s text:c="4"/></text:span></text:span><text:span text:style-name="Source_20_Text"><text:span text:style-name="T3">align-self: stretch;</text:span></text:span></text:p>
      <text:p text:style-name="P4"><text:soft-page-break/><text:span text:style-name="Source_20_Text"><text:span text:style-name="T3">}</text:span></text:span></text:p>
      <text:p text:style-name="P3"><text:span text:style-name="Emphasis"><text:span text:style-name="T1">Résultat</text:span></text:span></text:p>
      <text:p text:style-name="P46"><draw:frame draw:style-name="fr1" draw:name="images7" text:anchor-type="as-char" svg:width="14.605cm" svg:height="4.313cm" draw:z-index="5"><draw:image xlink:href="https://trello-attachments.s3.amazonaws.com/5859370f5e4809987f4007d2/5859477386bfeb970f89f0fa/328c3358a4d687601cfd3db803757884/align-self.png" xlink:type="simple" xlink:show="embed" xlink:actuate="onLoad"/><svg:title>align-self</svg:title></draw:frame></text:p>
      <text:p text:style-name="P3"><text:span text:style-name="Strong_20_Emphasis"><text:span text:style-name="T2">flex</text:span></text:span></text:p>
      <text:p text:style-name="P3"><text:span text:style-name="T1">La propriété </text:span><text:span text:style-name="Emphasis"><text:span text:style-name="T1">flex</text:span></text:span><text:span text:style-name="T1"> rend 'flexible' les éléments ciblés. Elle permet de redéfinir leur taille, de les agrandir ou rétrécir si nécessaire.</text:span></text:p>
      <text:p text:style-name="P1"><text:span text:style-name="Source_20_Text"><text:span text:style-name="T3">.flex-item {</text:span></text:span></text:p>
      <text:p text:style-name="P4"><text:span text:style-name="Source_20_Text"><text:span text:style-name="T4"><text:s text:c="2"/></text:span></text:span><text:span text:style-name="Source_20_Text"><text:span text:style-name="T3">flex: 'number'; // Remplacer 'number' par un nombre.</text:span></text:span></text:p>
      <text:p text:style-name="P4"><text:span text:style-name="Source_20_Text"><text:span text:style-name="T3">}</text:span></text:span></text:p>
      <text:p text:style-name="P2">Par défaut, la valeur est de 0. Pour rendre un élément flexible, il suffit de lui attribuer une valeur supérieure à 0. L'élément occupera alors l'espace disponible.<text:line-break/>Si tous les éléments ont la valeur 1, ils se partageront l'espace disponible et feront tous la même taille.<text:line-break/>Si un élément a une valeur de 2, sa taille sera 2 fois supérieure aux autres éléments de valeur 1.</text:p>
      <text:p text:style-name="P3"><text:span text:style-name="Emphasis"><text:span text:style-name="T1">Code CSS</text:span></text:span></text:p>
      <text:p text:style-name="P1"><text:span text:style-name="Source_20_Text"><text:span text:style-name="T3">.item1 {</text:span></text:span></text:p>
      <text:p text:style-name="P4"><text:span text:style-name="Source_20_Text"><text:span text:style-name="T4"><text:s text:c="4"/></text:span></text:span><text:span text:style-name="Source_20_Text"><text:span text:style-name="T3">flex: 1;</text:span></text:span></text:p>
      <text:p text:style-name="P4"><text:span text:style-name="Source_20_Text"><text:span text:style-name="T3">}</text:span></text:span></text:p>
      <text:p text:style-name="P4"/>
      <text:p text:style-name="P4"><text:span text:style-name="Source_20_Text"><text:span text:style-name="T3">.item2 {</text:span></text:span></text:p>
      <text:p text:style-name="P4"><text:span text:style-name="Source_20_Text"><text:span text:style-name="T4"><text:s text:c="4"/></text:span></text:span><text:span text:style-name="Source_20_Text"><text:span text:style-name="T3">flex: 2;</text:span></text:span></text:p>
      <text:p text:style-name="P4"><text:span text:style-name="Source_20_Text"><text:span text:style-name="T3">}</text:span></text:span></text:p>
      <text:p text:style-name="P4"/>
      <text:p text:style-name="P4"><text:span text:style-name="Source_20_Text"><text:span text:style-name="T3">.item3 {</text:span></text:span></text:p>
      <text:p text:style-name="P4"><text:span text:style-name="Source_20_Text"><text:span text:style-name="T4"><text:s text:c="4"/></text:span></text:span><text:span text:style-name="Source_20_Text"><text:span text:style-name="T3">flex: 1;</text:span></text:span></text:p>
      <text:p text:style-name="P4"><text:span text:style-name="Source_20_Text"><text:span text:style-name="T3">}</text:span></text:span></text:p>
      <text:p text:style-name="P3"><text:span text:style-name="Emphasis"><text:span text:style-name="T1">Résultat</text:span></text:span></text:p>
      <text:p text:style-name="P46"><draw:frame draw:style-name="fr1" draw:name="images8" text:anchor-type="as-char" svg:width="13.6cm" svg:height="2.434cm" draw:z-index="6"><draw:image xlink:href="https://trello-attachments.s3.amazonaws.com/5859370f5e4809987f4007d2/5859477386bfeb970f89f0fa/eb123c272c35e9ee63cce3e43f50847a/flex.png" xlink:type="simple" xlink:show="embed" xlink:actuate="onLoad"/><svg:title>flex</svg:title></draw:frame></text:p>
      <text:p text:style-name="P2">L'élément 2 est bien deux fois plus grand que les éléments 1 et 3.</text:p>
      <text:p text:style-name="P3"><text:span text:style-name="Strong_20_Emphasis"><text:span text:style-name="T2">Margin</text:span></text:span></text:p>
      <text:p text:style-name="P3"><text:span text:style-name="T1">Nous abordons le dernier point concernant les flexbox.<text:line-break/>La propriété </text:span><text:span text:style-name="Emphasis"><text:span text:style-name="T1">margin</text:span></text:span><text:span text:style-name="T1">, appliquée à un </text:span><text:span text:style-name="Emphasis"><text:span text:style-name="T1">flex-item</text:span></text:span><text:span text:style-name="T1">, nous ouvre de nouvelles possibilités. Voyons cela avec 3 exemples parlants.</text:span></text:p>
      <text:p text:style-name="P3"><text:span text:style-name="Strong_20_Emphasis"><text:span text:style-name="T2">Exemple 1:</text:span></text:span></text:p>
      <text:p text:style-name="P3"><text:span text:style-name="Emphasis"><text:span text:style-name="T1">Code HTML</text:span></text:span></text:p>
      <text:p text:style-name="P1"><text:span text:style-name="Source_20_Text"><text:span text:style-name="T3">&lt;div&gt;</text:span></text:span></text:p>
      <text:p text:style-name="P4"><text:span text:style-name="Source_20_Text"><text:span text:style-name="T4"><text:s text:c="2"/></text:span></text:span><text:span text:style-name="Source_20_Text"><text:span text:style-name="T3">&lt;p&gt;Item 1&lt;/p&gt;</text:span></text:span></text:p>
      <text:p text:style-name="P4"><text:span text:style-name="Source_20_Text"><text:span text:style-name="T3">&lt;/div&gt;</text:span></text:span></text:p>
      <text:p text:style-name="P3"><text:span text:style-name="Emphasis"><text:span text:style-name="T1">Code CSS</text:span></text:span></text:p>
      <text:p text:style-name="P1"><text:span text:style-name="Source_20_Text"><text:span text:style-name="T3">div {</text:span></text:span></text:p>
      <text:p text:style-name="P4"><text:span text:style-name="Source_20_Text"><text:span text:style-name="T4"><text:s text:c="2"/></text:span></text:span><text:span text:style-name="Source_20_Text"><text:span text:style-name="T3">display: flex;</text:span></text:span></text:p>
      <text:p text:style-name="P4"><text:span text:style-name="Source_20_Text"><text:span text:style-name="T3">}</text:span></text:span></text:p>
      <text:p text:style-name="P4"><text:soft-page-break/></text:p>
      <text:p text:style-name="P4"><text:span text:style-name="Source_20_Text"><text:span text:style-name="T3">p {</text:span></text:span></text:p>
      <text:p text:style-name="P4"><text:span text:style-name="Source_20_Text"><text:span text:style-name="T4"><text:s text:c="2"/></text:span></text:span><text:span text:style-name="Source_20_Text"><text:span text:style-name="T3">margin-top: auto;</text:span></text:span></text:p>
      <text:p text:style-name="P4"><text:span text:style-name="Source_20_Text"><text:span text:style-name="T4"><text:s text:c="2"/></text:span></text:span><text:span text:style-name="Source_20_Text"><text:span text:style-name="T3">height: 80px;</text:span></text:span></text:p>
      <text:p text:style-name="P4"><text:span text:style-name="Source_20_Text"><text:span text:style-name="T4"><text:s text:c="2"/></text:span></text:span><text:span text:style-name="Source_20_Text"><text:span text:style-name="T3">width: 80px;</text:span></text:span></text:p>
      <text:p text:style-name="P4"><text:span text:style-name="Source_20_Text"><text:span text:style-name="T3">}</text:span></text:span></text:p>
      <text:p text:style-name="P3"><text:span text:style-name="Emphasis"><text:span text:style-name="T1">Résultat</text:span></text:span></text:p>
      <text:p text:style-name="P46"><draw:frame draw:style-name="fr1" draw:name="images9" text:anchor-type="as-char" svg:width="5.636cm" svg:height="8.255cm" draw:z-index="7"><draw:image xlink:href="https://trello-attachments.s3.amazonaws.com/5859370f5e4809987f4007d2/5859477386bfeb970f89f0fa/b9d4aa6272c904b8ad24f0bc8b95b303/margin-top.png" xlink:type="simple" xlink:show="embed" xlink:actuate="onLoad"/><svg:title>margin-top</svg:title></draw:frame></text:p>
      <text:p text:style-name="P3"><text:span text:style-name="T1">En déclarant une </text:span><text:span text:style-name="Emphasis"><text:span text:style-name="T1">margin-top: auto;</text:span></text:span><text:span text:style-name="T1">, la marge vient prendre tout l'espace restant, et vient positionner l'élément en bas du conteneur.</text:span></text:p>
      <text:p text:style-name="P3"><text:span text:style-name="Strong_20_Emphasis"><text:span text:style-name="T2">Exemple 2:</text:span></text:span></text:p>
      <text:p text:style-name="P3"><text:span text:style-name="Emphasis"><text:span text:style-name="T1">Code HTML</text:span></text:span></text:p>
      <text:p text:style-name="P1"><text:span text:style-name="Source_20_Text"><text:span text:style-name="T3">&lt;ul&gt;</text:span></text:span></text:p>
      <text:p text:style-name="P4"><text:span text:style-name="Source_20_Text"><text:span text:style-name="T4"><text:s text:c="2"/></text:span></text:span><text:span text:style-name="Source_20_Text"><text:span text:style-name="T3">&lt;li&gt;Item 1&lt;/li&gt;</text:span></text:span></text:p>
      <text:p text:style-name="P4"><text:span text:style-name="Source_20_Text"><text:span text:style-name="T4"><text:s text:c="2"/></text:span></text:span><text:span text:style-name="Source_20_Text"><text:span text:style-name="T3">&lt;li&gt;Item 2&lt;/li&gt;</text:span></text:span></text:p>
      <text:p text:style-name="P4"><text:span text:style-name="Source_20_Text"><text:span text:style-name="T4"><text:s text:c="2"/></text:span></text:span><text:span text:style-name="Source_20_Text"><text:span text:style-name="T3">&lt;li&gt;Item 3&lt;/li&gt;</text:span></text:span></text:p>
      <text:p text:style-name="P4"><text:span text:style-name="Source_20_Text"><text:span text:style-name="T3">&lt;/ul&gt;</text:span></text:span></text:p>
      <text:p text:style-name="P3"><text:span text:style-name="Emphasis"><text:span text:style-name="T1">Code CSS</text:span></text:span></text:p>
      <text:p text:style-name="P1"><text:span text:style-name="Source_20_Text"><text:span text:style-name="T3">ul {</text:span></text:span></text:p>
      <text:p text:style-name="P4"><text:span text:style-name="Source_20_Text"><text:span text:style-name="T4"><text:s text:c="2"/></text:span></text:span><text:span text:style-name="Source_20_Text"><text:span text:style-name="T3">display: flex;</text:span></text:span></text:p>
      <text:p text:style-name="P4"><text:span text:style-name="Source_20_Text"><text:span text:style-name="T3">}</text:span></text:span></text:p>
      <text:p text:style-name="P4"/>
      <text:p text:style-name="P4"><text:span text:style-name="Source_20_Text"><text:span text:style-name="T3">li:nth-child(2){</text:span></text:span></text:p>
      <text:p text:style-name="P4"><text:span text:style-name="Source_20_Text"><text:span text:style-name="T4"><text:s text:c="2"/></text:span></text:span><text:span text:style-name="Source_20_Text"><text:span text:style-name="T3">margin-right: auto;</text:span></text:span></text:p>
      <text:p text:style-name="P4"><text:span text:style-name="Source_20_Text"><text:span text:style-name="T3">}</text:span></text:span></text:p>
      <text:p text:style-name="P3"><text:span text:style-name="Emphasis"><text:span text:style-name="T1">Résultat</text:span></text:span></text:p>
      <text:p text:style-name="P46"><text:soft-page-break/><draw:frame draw:style-name="fr1" draw:name="images10" text:anchor-type="as-char" svg:width="13.414cm" svg:height="8.123cm" draw:z-index="8"><draw:image xlink:href="https://trello-attachments.s3.amazonaws.com/5859370f5e4809987f4007d2/5859477386bfeb970f89f0fa/f12a9947d7918d20cff9eab0bebd7a73/margin-right_auto.png" xlink:type="simple" xlink:show="embed" xlink:actuate="onLoad"/><svg:title>margin-right</svg:title></draw:frame></text:p>
      <text:p text:style-name="P3"><text:span text:style-name="T1">En déclarant une </text:span><text:span text:style-name="Emphasis"><text:span text:style-name="T1">margin-right: auto;</text:span></text:span><text:span text:style-name="T1"> sur le deuxième élément, la marge vient occuper tout l'espace restant, et vient donc positionner notre 3e élément tout à droite du conteneur.</text:span></text:p>
      <text:p text:style-name="P3"><text:span text:style-name="Strong_20_Emphasis"><text:span text:style-name="T2">Exemple 3:</text:span></text:span></text:p>
      <text:p text:style-name="P3"><text:span text:style-name="Emphasis"><text:span text:style-name="T1">Code HTML</text:span></text:span></text:p>
      <text:p text:style-name="P1"><text:span text:style-name="Source_20_Text"><text:span text:style-name="T3">&lt;div&gt;</text:span></text:span></text:p>
      <text:p text:style-name="P4"><text:span text:style-name="Source_20_Text"><text:span text:style-name="T4"><text:s text:c="2"/></text:span></text:span><text:span text:style-name="Source_20_Text"><text:span text:style-name="T3">&lt;p&gt;Item&lt;/p&gt;</text:span></text:span></text:p>
      <text:p text:style-name="P4"><text:span text:style-name="Source_20_Text"><text:span text:style-name="T3">&lt;/div&gt;</text:span></text:span></text:p>
      <text:p text:style-name="P3"><text:span text:style-name="Emphasis"><text:span text:style-name="T1">Code CSS</text:span></text:span></text:p>
      <text:p text:style-name="P1"><text:span text:style-name="Source_20_Text"><text:span text:style-name="T3">div {</text:span></text:span></text:p>
      <text:p text:style-name="P4"><text:span text:style-name="Source_20_Text"><text:span text:style-name="T4"><text:s text:c="2"/></text:span></text:span><text:span text:style-name="Source_20_Text"><text:span text:style-name="T3">display: flex;</text:span></text:span></text:p>
      <text:p text:style-name="P4"><text:span text:style-name="Source_20_Text"><text:span text:style-name="T3">}</text:span></text:span></text:p>
      <text:p text:style-name="P4"/>
      <text:p text:style-name="P4"><text:span text:style-name="Source_20_Text"><text:span text:style-name="T3">p {</text:span></text:span></text:p>
      <text:p text:style-name="P4"><text:span text:style-name="Source_20_Text"><text:span text:style-name="T4"><text:s text:c="2"/></text:span></text:span><text:span text:style-name="Source_20_Text"><text:span text:style-name="T3">margin: auto;</text:span></text:span></text:p>
      <text:p text:style-name="P4"><text:span text:style-name="Source_20_Text"><text:span text:style-name="T3">}</text:span></text:span></text:p>
      <text:p text:style-name="P3"><text:span text:style-name="Emphasis"><text:span text:style-name="T1">Résultat</text:span></text:span></text:p>
      <text:p text:style-name="P46"><draw:frame draw:style-name="fr1" draw:name="images11" text:anchor-type="as-char" svg:width="13.52cm" svg:height="8.202cm" draw:z-index="9"><draw:image xlink:href="https://trello-attachments.s3.amazonaws.com/5859370f5e4809987f4007d2/5859477386bfeb970f89f0fa/a6b34fd6bd8b041b08ab48c17b99279c/margin_auto.png" xlink:type="simple" xlink:show="embed" xlink:actuate="onLoad"/><svg:title>margin</svg:title></draw:frame></text:p>
      <text:p text:style-name="P3"><text:span text:style-name="T1">En ajoutant une </text:span><text:span text:style-name="Emphasis"><text:span text:style-name="T1">margin: auto;</text:span></text:span><text:span text:style-name="T1"> à notre élément </text:span><text:span text:style-name="Emphasis"><text:span text:style-name="T1">&lt;p&gt;</text:span></text:span><text:span text:style-name="T1">, il vient se centrer parfaitement horizontalement </text:span><text:span text:style-name="Strong_20_Emphasis"><text:span text:style-name="T2">ET</text:span></text:span><text:span text:style-name="T1"> verticalement.</text:span></text:p>
      <text:p text:style-name="P10"><text:soft-page-break/>Exercice 1 :</text:p>
      <text:p text:style-name="P17">Télécharger le fichier index.html, et créez votre propre fichier style.css.</text:p>
      <text:p text:style-name="P2">Dans votre fichier CSS, voici les instructions à déclarer:</text:p>
      <text:p text:style-name="P3"><text:span text:style-name="Strong_20_Emphasis"><text:span text:style-name="T2">Pour la &lt;div class="container"&gt; :</text:span></text:span></text:p>
      <text:list xml:id="list6991709492100477418" text:style-name="L15">
        <text:list-item>
          <text:p text:style-name="P24">Une hauteur de 500px</text:p>
        </text:list-item>
        <text:list-item>
          <text:p text:style-name="P24">Une bordure de 2px, en trait continu, en gris clair</text:p>
        </text:list-item>
        <text:list-item>
          <text:p text:style-name="P24">Déclarez la boite comme conteneur "flex"</text:p>
        </text:list-item>
        <text:list-item>
          <text:p text:style-name="P24">Alignez ses éléments enfants en colonne</text:p>
        </text:list-item>
        <text:list-item>
          <text:p text:style-name="P24">Ces éléments doivent pouvoir passer à la ligne</text:p>
        </text:list-item>
        <text:list-item>
          <text:p text:style-name="P24">Ces éléments doivent avoir la même marge de chaque coté (par rapport à l'axe principal et l'axe secondaire)</text:p>
        </text:list-item>
      </text:list>
      <text:p text:style-name="P3"><text:span text:style-name="Strong_20_Emphasis"><text:span text:style-name="T2">Pour les &lt;div class="item"&gt; :</text:span></text:span></text:p>
      <text:list xml:id="list2429848395032349067" text:style-name="L16">
        <text:list-item>
          <text:p text:style-name="P25">Une hauteur et largeur de 200px</text:p>
        </text:list-item>
        <text:list-item>
          <text:p text:style-name="P25">Une couleur de fond 'lightblue'</text:p>
        </text:list-item>
      </text:list>
      <text:p text:style-name="P3"><text:span text:style-name="Strong_20_Emphasis"><text:span text:style-name="Emphasis"><text:span text:style-name="T2">Bonus :</text:span></text:span></text:span></text:p>
      <text:list xml:id="list8332160802866907405" text:style-name="L17">
        <text:list-item>
          <text:p text:style-name="P26">Centrer les paragraphes &lt;p&gt; verticalement et horizontalement dans leur &lt;div&gt; parent.</text:p>
        </text:list-item>
      </text:list>
      <text:p text:style-name="P11">Fichier HTML</text:p>
      <text:p text:style-name="P11"/>
      <table:table table:name="Tableau1" table:style-name="Tableau1">
        <table:table-column table:style-name="Tableau1.A"/>
        <table:table-column table:style-name="Tableau1.B"/>
        <table:table-row>
          <table:table-cell table:style-name="Tableau1.A1" office:value-type="string">
            <text:p text:style-name="Table_20_Contents">&lt;!DOCTYPE html&gt;</text:p>
          </table:table-cell>
          <table:table-cell table:style-name="Tableau1.B1" office:value-type="string">
            <text:p text:style-name="P48"/>
          </table:table-cell>
        </table:table-row>
        <table:table-row>
          <table:table-cell table:style-name="Tableau1.A1" office:value-type="string">
            <text:p text:style-name="P48"/>
          </table:table-cell>
          <table:table-cell table:style-name="Tableau1.A1" office:value-type="string">
            <text:p text:style-name="Table_20_Contents">&lt;html lang="fr"&gt;</text:p>
          </table:table-cell>
        </table:table-row>
        <table:table-row>
          <table:table-cell table:style-name="Tableau1.A1" office:value-type="string">
            <text:p text:style-name="P48"/>
          </table:table-cell>
          <table:table-cell table:style-name="Tableau1.A1" office:value-type="string">
            <text:p text:style-name="Table_20_Contents">&lt;head&gt;</text:p>
          </table:table-cell>
        </table:table-row>
        <table:table-row>
          <table:table-cell table:style-name="Tableau1.A1" office:value-type="string">
            <text:p text:style-name="P48"/>
          </table:table-cell>
          <table:table-cell table:style-name="Tableau1.A1" office:value-type="string">
            <text:p text:style-name="Table_20_Contents">&lt;meta charset="UTF-8"&gt;</text:p>
          </table:table-cell>
        </table:table-row>
        <table:table-row>
          <table:table-cell table:style-name="Tableau1.A1" office:value-type="string">
            <text:p text:style-name="P48"/>
          </table:table-cell>
          <table:table-cell table:style-name="Tableau1.A1" office:value-type="string">
            <text:p text:style-name="Table_20_Contents">&lt;meta name="viewport" content="width=device-width, initial-scale=1.0"&gt;</text:p>
          </table:table-cell>
        </table:table-row>
        <table:table-row>
          <table:table-cell table:style-name="Tableau1.A1" office:value-type="string">
            <text:p text:style-name="P48"/>
          </table:table-cell>
          <table:table-cell table:style-name="Tableau1.A1" office:value-type="string">
            <text:p text:style-name="Table_20_Contents">&lt;meta http-equiv="X-UA-Compatible" content="ie=edge"&gt;</text:p>
          </table:table-cell>
        </table:table-row>
        <table:table-row>
          <table:table-cell table:style-name="Tableau1.A1" office:value-type="string">
            <text:p text:style-name="P48"/>
          </table:table-cell>
          <table:table-cell table:style-name="Tableau1.A1" office:value-type="string">
            <text:p text:style-name="Table_20_Contents">&lt;title&gt;Exercice | Flexbox&lt;/title&gt;</text:p>
          </table:table-cell>
        </table:table-row>
        <table:table-row>
          <table:table-cell table:style-name="Tableau1.A1" office:value-type="string">
            <text:p text:style-name="P48"/>
          </table:table-cell>
          <table:table-cell table:style-name="Tableau1.A1" office:value-type="string">
            <text:p text:style-name="Table_20_Contents"/>
          </table:table-cell>
        </table:table-row>
        <table:table-row>
          <table:table-cell table:style-name="Tableau1.A1" office:value-type="string">
            <text:p text:style-name="P48"/>
          </table:table-cell>
          <table:table-cell table:style-name="Tableau1.A1" office:value-type="string">
            <text:p text:style-name="Table_20_Contents">&lt;link rel="stylesheet" href="<text:a xlink:type="simple" xlink:href="http://style.css/" office:target-frame-name="_blank" xlink:show="new" text:style-name="Internet_20_link" text:visited-style-name="Visited_20_Internet_20_Link">style.css</text:a>"&gt;</text:p>
          </table:table-cell>
        </table:table-row>
        <table:table-row>
          <table:table-cell table:style-name="Tableau1.A1" office:value-type="string">
            <text:p text:style-name="P48"/>
          </table:table-cell>
          <table:table-cell table:style-name="Tableau1.A1" office:value-type="string">
            <text:p text:style-name="Table_20_Contents">&lt;/head&gt;</text:p>
          </table:table-cell>
        </table:table-row>
        <table:table-row>
          <table:table-cell table:style-name="Tableau1.A1" office:value-type="string">
            <text:p text:style-name="P48"/>
          </table:table-cell>
          <table:table-cell table:style-name="Tableau1.A1" office:value-type="string">
            <text:p text:style-name="Table_20_Contents">&lt;body&gt;</text:p>
          </table:table-cell>
        </table:table-row>
        <table:table-row>
          <table:table-cell table:style-name="Tableau1.A1" office:value-type="string">
            <text:p text:style-name="P48"/>
          </table:table-cell>
          <table:table-cell table:style-name="Tableau1.A1" office:value-type="string">
            <text:p text:style-name="Table_20_Contents"/>
          </table:table-cell>
        </table:table-row>
        <table:table-row>
          <table:table-cell table:style-name="Tableau1.A1" office:value-type="string">
            <text:p text:style-name="P48"/>
          </table:table-cell>
          <table:table-cell table:style-name="Tableau1.A1" office:value-type="string">
            <text:p text:style-name="Table_20_Contents">&lt;div class="container"&gt;</text:p>
          </table:table-cell>
        </table:table-row>
        <table:table-row>
          <table:table-cell table:style-name="Tableau1.A1" office:value-type="string">
            <text:p text:style-name="P48"/>
          </table:table-cell>
          <table:table-cell table:style-name="Tableau1.A1" office:value-type="string">
            <text:p text:style-name="Table_20_Contents"/>
          </table:table-cell>
        </table:table-row>
        <table:table-row>
          <table:table-cell table:style-name="Tableau1.A1" office:value-type="string">
            <text:p text:style-name="P48"/>
          </table:table-cell>
          <table:table-cell table:style-name="Tableau1.A1" office:value-type="string">
            <text:p text:style-name="Table_20_Contents">&lt;div class="item"&gt;&lt;p&gt;item 1&lt;/p&gt;&lt;/div&gt;</text:p>
          </table:table-cell>
        </table:table-row>
        <table:table-row>
          <table:table-cell table:style-name="Tableau1.A1" office:value-type="string">
            <text:p text:style-name="P48"/>
          </table:table-cell>
          <table:table-cell table:style-name="Tableau1.A1" office:value-type="string">
            <text:p text:style-name="Table_20_Contents">&lt;div class="item"&gt;&lt;p&gt;item 2&lt;/p&gt;&lt;/div&gt;</text:p>
          </table:table-cell>
        </table:table-row>
        <table:table-row>
          <table:table-cell table:style-name="Tableau1.A1" office:value-type="string">
            <text:p text:style-name="P48"/>
          </table:table-cell>
          <table:table-cell table:style-name="Tableau1.A1" office:value-type="string">
            <text:p text:style-name="Table_20_Contents">&lt;div class="item"&gt;&lt;p&gt;item 3&lt;/p&gt;&lt;/div&gt;</text:p>
          </table:table-cell>
        </table:table-row>
        <table:table-row>
          <table:table-cell table:style-name="Tableau1.A1" office:value-type="string">
            <text:p text:style-name="P48"/>
          </table:table-cell>
          <table:table-cell table:style-name="Tableau1.A1" office:value-type="string">
            <text:p text:style-name="Table_20_Contents">&lt;div class="item"&gt;&lt;p&gt;item 4&lt;/p&gt;&lt;/div&gt;</text:p>
          </table:table-cell>
        </table:table-row>
        <table:table-row>
          <table:table-cell table:style-name="Tableau1.A1" office:value-type="string">
            <text:p text:style-name="P48"/>
          </table:table-cell>
          <table:table-cell table:style-name="Tableau1.A1" office:value-type="string">
            <text:p text:style-name="Table_20_Contents">&lt;div class="item"&gt;&lt;p&gt;item 5&lt;/p&gt;&lt;/div&gt;</text:p>
          </table:table-cell>
        </table:table-row>
        <table:table-row>
          <table:table-cell table:style-name="Tableau1.A1" office:value-type="string">
            <text:p text:style-name="P48"/>
          </table:table-cell>
          <table:table-cell table:style-name="Tableau1.A1" office:value-type="string">
            <text:p text:style-name="Table_20_Contents">&lt;div class="item"&gt;&lt;p&gt;item 6&lt;/p&gt;&lt;/div&gt;</text:p>
          </table:table-cell>
        </table:table-row>
        <table:table-row>
          <table:table-cell table:style-name="Tableau1.A1" office:value-type="string">
            <text:p text:style-name="P48"/>
          </table:table-cell>
          <table:table-cell table:style-name="Tableau1.A1" office:value-type="string">
            <text:p text:style-name="Table_20_Contents">&lt;div class="item"&gt;&lt;p&gt;item 7&lt;/p&gt;&lt;/div&gt;</text:p>
          </table:table-cell>
        </table:table-row>
        <text:soft-page-break/>
        <table:table-row>
          <table:table-cell table:style-name="Tableau1.A1" office:value-type="string">
            <text:p text:style-name="P48"/>
          </table:table-cell>
          <table:table-cell table:style-name="Tableau1.A1" office:value-type="string">
            <text:p text:style-name="Table_20_Contents">&lt;div class="item"&gt;&lt;p&gt;item 8&lt;/p&gt;&lt;/div&gt;</text:p>
          </table:table-cell>
        </table:table-row>
        <table:table-row>
          <table:table-cell table:style-name="Tableau1.A1" office:value-type="string">
            <text:p text:style-name="P48"/>
          </table:table-cell>
          <table:table-cell table:style-name="Tableau1.A1" office:value-type="string">
            <text:p text:style-name="Table_20_Contents">&lt;div class="item"&gt;&lt;p&gt;item 9&lt;/p&gt;&lt;/div&gt;</text:p>
          </table:table-cell>
        </table:table-row>
        <table:table-row>
          <table:table-cell table:style-name="Tableau1.A1" office:value-type="string">
            <text:p text:style-name="P48"/>
          </table:table-cell>
          <table:table-cell table:style-name="Tableau1.A1" office:value-type="string">
            <text:p text:style-name="Table_20_Contents">&lt;div class="item"&gt;&lt;p&gt;item 10&lt;/p&gt;&lt;/div&gt;</text:p>
          </table:table-cell>
        </table:table-row>
        <table:table-row>
          <table:table-cell table:style-name="Tableau1.A1" office:value-type="string">
            <text:p text:style-name="P48"/>
          </table:table-cell>
          <table:table-cell table:style-name="Tableau1.A1" office:value-type="string">
            <text:p text:style-name="Table_20_Contents"/>
          </table:table-cell>
        </table:table-row>
        <table:table-row>
          <table:table-cell table:style-name="Tableau1.A1" office:value-type="string">
            <text:p text:style-name="P48"/>
          </table:table-cell>
          <table:table-cell table:style-name="Tableau1.A1" office:value-type="string">
            <text:p text:style-name="Table_20_Contents">&lt;/div&gt;</text:p>
          </table:table-cell>
        </table:table-row>
        <table:table-row>
          <table:table-cell table:style-name="Tableau1.A1" office:value-type="string">
            <text:p text:style-name="P48"/>
          </table:table-cell>
          <table:table-cell table:style-name="Tableau1.A1" office:value-type="string">
            <text:p text:style-name="Table_20_Contents"/>
          </table:table-cell>
        </table:table-row>
        <table:table-row>
          <table:table-cell table:style-name="Tableau1.A1" office:value-type="string">
            <text:p text:style-name="P48"/>
          </table:table-cell>
          <table:table-cell table:style-name="Tableau1.A1" office:value-type="string">
            <text:p text:style-name="Table_20_Contents">&lt;/body&gt;</text:p>
          </table:table-cell>
        </table:table-row>
        <table:table-row>
          <table:table-cell table:style-name="Tableau1.A1" office:value-type="string">
            <text:p text:style-name="P48"/>
          </table:table-cell>
          <table:table-cell table:style-name="Tableau1.A1" office:value-type="string">
            <text:p text:style-name="Table_20_Contents">&lt;/html&gt;</text:p>
          </table:table-cell>
        </table:table-row>
        <table:table-row>
          <table:table-cell table:style-name="Tableau1.A1" office:value-type="string">
            <text:p text:style-name="P48"/>
          </table:table-cell>
          <table:table-cell table:style-name="Tableau1.B1" office:value-type="string">
            <text:p text:style-name="P48"/>
          </table:table-cell>
        </table:table-row>
      </table:table>
      <text:p text:style-name="Text_20_body"><text:line-break/><text:span text:style-name="T8">Exercice 2 :</text:span></text:p>
      <text:p text:style-name="P16"><text:span text:style-name="T12">Télécharger le fichier index.html, et créez votre propre fichier style.css.</text:span></text:p>
      <text:p text:style-name="P2">Dans votre fichier CSS, voici les instructions à déclarer:</text:p>
      <text:p text:style-name="P3"><text:span text:style-name="Strong_20_Emphasis"><text:span text:style-name="T2">Pour la &lt;div class="container"&gt; :</text:span></text:span></text:p>
      <text:list xml:id="list856048404152223300" text:style-name="L18">
        <text:list-item>
          <text:p text:style-name="P27">Une hauteur de 500px</text:p>
        </text:list-item>
        <text:list-item>
          <text:p text:style-name="P27">Une bordure de 2px, en trait continu, en gris clair</text:p>
        </text:list-item>
        <text:list-item>
          <text:p text:style-name="P27">Déclarez la boite comme conteneur "flex"</text:p>
        </text:list-item>
        <text:list-item>
          <text:p text:style-name="P27">Alignez ses éléments enfants en ligne, en ordre inversé</text:p>
        </text:list-item>
        <text:list-item>
          <text:p text:style-name="P27">Ces éléments doivent pouvoir passer à la ligne</text:p>
        </text:list-item>
        <text:list-item>
          <text:p text:style-name="P27">Ces éléments doivent avoir la même marge à droite et à gauche (par rapport à l'axe principal)</text:p>
        </text:list-item>
        <text:list-item>
          <text:p text:style-name="P27">Ces éléments doivent être étirés en hauteur sur tout l'espace disponible (par rapport à l'axe secondaire)</text:p>
        </text:list-item>
      </text:list>
      <text:p text:style-name="P3"><text:span text:style-name="Strong_20_Emphasis"><text:span text:style-name="T2">Pour les &lt;div class="item"&gt; :</text:span></text:span></text:p>
      <text:list xml:id="list2145598638630822866" text:style-name="L19">
        <text:list-item>
          <text:p text:style-name="P28">Une largeur de 220px</text:p>
        </text:list-item>
        <text:list-item>
          <text:p text:style-name="P28">Une couleur de fond 'lightblue'</text:p>
        </text:list-item>
        <text:list-item>
          <text:p text:style-name="P28">Une marge de 5px</text:p>
        </text:list-item>
      </text:list>
      <text:p text:style-name="P3"><text:span text:style-name="Strong_20_Emphasis"><text:span text:style-name="Emphasis"><text:span text:style-name="T2">Bonus :</text:span></text:span></text:span></text:p>
      <text:list xml:id="list2615570710257296156" text:style-name="L20">
        <text:list-item>
          <text:p text:style-name="P29">Centrer les paragraphes &lt;p&gt; verticalement et horizontalement dans leur &lt;div&gt; parent.</text:p>
        </text:list-item>
      </text:list>
      <text:p text:style-name="P19">Fichier HTML</text:p>
      <text:p text:style-name="P19"/>
      <table:table table:name="Tableau2" table:style-name="Tableau2">
        <table:table-column table:style-name="Tableau2.A"/>
        <table:table-column table:style-name="Tableau2.B"/>
        <table:table-row>
          <table:table-cell table:style-name="Tableau2.A1" office:value-type="string">
            <text:p text:style-name="Table_20_Contents">&lt;!DOCTYPE html&gt;</text:p>
          </table:table-cell>
          <table:table-cell table:style-name="Tableau2.B1" office:value-type="string">
            <text:p text:style-name="P48"/>
          </table:table-cell>
        </table:table-row>
        <table:table-row>
          <table:table-cell table:style-name="Tableau2.A1" office:value-type="string">
            <text:p text:style-name="P48"/>
          </table:table-cell>
          <table:table-cell table:style-name="Tableau2.A1" office:value-type="string">
            <text:p text:style-name="Table_20_Contents">&lt;html lang="fr"&gt;</text:p>
          </table:table-cell>
        </table:table-row>
        <table:table-row>
          <table:table-cell table:style-name="Tableau2.A1" office:value-type="string">
            <text:p text:style-name="P48"/>
          </table:table-cell>
          <table:table-cell table:style-name="Tableau2.A1" office:value-type="string">
            <text:p text:style-name="Table_20_Contents">&lt;head&gt;</text:p>
          </table:table-cell>
        </table:table-row>
        <table:table-row>
          <table:table-cell table:style-name="Tableau2.A1" office:value-type="string">
            <text:p text:style-name="P48"/>
          </table:table-cell>
          <table:table-cell table:style-name="Tableau2.A1" office:value-type="string">
            <text:p text:style-name="Table_20_Contents">&lt;meta charset="UTF-8"&gt;</text:p>
          </table:table-cell>
        </table:table-row>
        <table:table-row>
          <table:table-cell table:style-name="Tableau2.A1" office:value-type="string">
            <text:p text:style-name="P48"/>
          </table:table-cell>
          <table:table-cell table:style-name="Tableau2.A1" office:value-type="string">
            <text:p text:style-name="Table_20_Contents">&lt;meta name="viewport" content="width=device-width, initial-scale=1.0"&gt;</text:p>
          </table:table-cell>
        </table:table-row>
        <table:table-row>
          <table:table-cell table:style-name="Tableau2.A1" office:value-type="string">
            <text:p text:style-name="P48"/>
          </table:table-cell>
          <table:table-cell table:style-name="Tableau2.A1" office:value-type="string">
            <text:p text:style-name="Table_20_Contents">&lt;meta http-equiv="X-UA-Compatible" content="ie=edge"&gt;</text:p>
          </table:table-cell>
        </table:table-row>
        <table:table-row>
          <table:table-cell table:style-name="Tableau2.A1" office:value-type="string">
            <text:p text:style-name="P48"/>
          </table:table-cell>
          <table:table-cell table:style-name="Tableau2.A1" office:value-type="string">
            <text:p text:style-name="Table_20_Contents">&lt;title&gt;Exercice | Flexbox&lt;/title&gt;</text:p>
          </table:table-cell>
        </table:table-row>
        <table:table-row>
          <table:table-cell table:style-name="Tableau2.A1" office:value-type="string">
            <text:p text:style-name="P48"/>
          </table:table-cell>
          <table:table-cell table:style-name="Tableau2.A1" office:value-type="string">
            <text:p text:style-name="Table_20_Contents"/>
          </table:table-cell>
        </table:table-row>
        <text:soft-page-break/>
        <table:table-row>
          <table:table-cell table:style-name="Tableau2.A1" office:value-type="string">
            <text:p text:style-name="P48"/>
          </table:table-cell>
          <table:table-cell table:style-name="Tableau2.A1" office:value-type="string">
            <text:p text:style-name="Table_20_Contents">&lt;link rel="stylesheet" href="<text:a xlink:type="simple" xlink:href="https://trello-attachments.s3.amazonaws.com/5859370f5e4809987f4007d2/588f1ac7cf8b4c2c8efd5afb/cd90ea7e4b81ba5206da37cec63de712/style.css" office:target-frame-name="_blank" xlink:show="new" text:style-name="Internet_20_link" text:visited-style-name="Visited_20_Internet_20_Link">style.css</text:a>"&gt;</text:p>
          </table:table-cell>
        </table:table-row>
        <table:table-row>
          <table:table-cell table:style-name="Tableau2.A1" office:value-type="string">
            <text:p text:style-name="P48"/>
          </table:table-cell>
          <table:table-cell table:style-name="Tableau2.A1" office:value-type="string">
            <text:p text:style-name="Table_20_Contents">&lt;/head&gt;</text:p>
          </table:table-cell>
        </table:table-row>
        <table:table-row>
          <table:table-cell table:style-name="Tableau2.A1" office:value-type="string">
            <text:p text:style-name="P48"/>
          </table:table-cell>
          <table:table-cell table:style-name="Tableau2.A1" office:value-type="string">
            <text:p text:style-name="Table_20_Contents">&lt;body&gt;</text:p>
          </table:table-cell>
        </table:table-row>
        <table:table-row>
          <table:table-cell table:style-name="Tableau2.A1" office:value-type="string">
            <text:p text:style-name="P48"/>
          </table:table-cell>
          <table:table-cell table:style-name="Tableau2.A1" office:value-type="string">
            <text:p text:style-name="Table_20_Contents"/>
          </table:table-cell>
        </table:table-row>
        <table:table-row>
          <table:table-cell table:style-name="Tableau2.A1" office:value-type="string">
            <text:p text:style-name="P48"/>
          </table:table-cell>
          <table:table-cell table:style-name="Tableau2.A1" office:value-type="string">
            <text:p text:style-name="Table_20_Contents">&lt;div class="container"&gt;</text:p>
          </table:table-cell>
        </table:table-row>
        <table:table-row>
          <table:table-cell table:style-name="Tableau2.A1" office:value-type="string">
            <text:p text:style-name="P48"/>
          </table:table-cell>
          <table:table-cell table:style-name="Tableau2.A1" office:value-type="string">
            <text:p text:style-name="Table_20_Contents"/>
          </table:table-cell>
        </table:table-row>
        <table:table-row>
          <table:table-cell table:style-name="Tableau2.A1" office:value-type="string">
            <text:p text:style-name="P48"/>
          </table:table-cell>
          <table:table-cell table:style-name="Tableau2.A1" office:value-type="string">
            <text:p text:style-name="Table_20_Contents">&lt;div class="item"&gt;&lt;p&gt;item 1&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2&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3&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4&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5&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6&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7&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8&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9&lt;/p&gt;&lt;/div&gt;</text:p>
          </table:table-cell>
        </table:table-row>
        <table:table-row>
          <table:table-cell table:style-name="Tableau2.A1" office:value-type="string">
            <text:p text:style-name="P48"/>
          </table:table-cell>
          <table:table-cell table:style-name="Tableau2.A1" office:value-type="string">
            <text:p text:style-name="Table_20_Contents">&lt;div class="item"&gt;&lt;p&gt;item 10&lt;/p&gt;&lt;/div&gt;</text:p>
          </table:table-cell>
        </table:table-row>
        <table:table-row>
          <table:table-cell table:style-name="Tableau2.A1" office:value-type="string">
            <text:p text:style-name="P48"/>
          </table:table-cell>
          <table:table-cell table:style-name="Tableau2.A1" office:value-type="string">
            <text:p text:style-name="Table_20_Contents"/>
          </table:table-cell>
        </table:table-row>
        <table:table-row>
          <table:table-cell table:style-name="Tableau2.A1" office:value-type="string">
            <text:p text:style-name="P48"/>
          </table:table-cell>
          <table:table-cell table:style-name="Tableau2.A1" office:value-type="string">
            <text:p text:style-name="Table_20_Contents">&lt;/div&gt;</text:p>
          </table:table-cell>
        </table:table-row>
        <table:table-row>
          <table:table-cell table:style-name="Tableau2.A1" office:value-type="string">
            <text:p text:style-name="P48"/>
          </table:table-cell>
          <table:table-cell table:style-name="Tableau2.A1" office:value-type="string">
            <text:p text:style-name="Table_20_Contents"/>
          </table:table-cell>
        </table:table-row>
        <table:table-row>
          <table:table-cell table:style-name="Tableau2.A1" office:value-type="string">
            <text:p text:style-name="P48"/>
          </table:table-cell>
          <table:table-cell table:style-name="Tableau2.A1" office:value-type="string">
            <text:p text:style-name="Table_20_Contents">&lt;/body&gt;</text:p>
          </table:table-cell>
        </table:table-row>
        <table:table-row>
          <table:table-cell table:style-name="Tableau2.A1" office:value-type="string">
            <text:p text:style-name="P48"/>
          </table:table-cell>
          <table:table-cell table:style-name="Tableau2.A1" office:value-type="string">
            <text:p text:style-name="Table_20_Contents">&lt;/html&gt;</text:p>
          </table:table-cell>
        </table:table-row>
      </table:table>
      <text:p text:style-name="P19"/>
      <text:p text:style-name="P15">Exercice 3 :</text:p>
      <text:p text:style-name="P18">Téléchargez le fichier index.html et créez votre propre fichier style.css.</text:p>
      <text:p text:style-name="P2">Nous allons devoir organiser et styliser notre menu.</text:p>
      <text:p text:style-name="P2">Nous voulons obtenir le résultat suivant :</text:p>
      <text:p text:style-name="P46"><draw:frame draw:style-name="fr1" draw:name="images12" text:anchor-type="as-char" svg:width="1.997cm" svg:height="0.998cm" draw:z-index="11"><draw:image xlink:href="https://trello-attachments.s3.amazonaws.com/5859370f5e4809987f4007d2/588f1ace4335a4097ef4e3c8/cb44a50f81fc4c4d2574ed238c3f7c67/Menu_flexbox.png" xlink:type="simple" xlink:show="embed" xlink:actuate="onLoad"/><svg:title>photo résultat</svg:title></draw:frame></text:p>
      <text:p text:style-name="P2">Pour cela, voici les consignes à appliquer par élément:</text:p>
      <text:p text:style-name="P3"><text:span text:style-name="Strong_20_Emphasis"><text:span text:style-name="T2">&lt;nav&gt;</text:span></text:span><text:span text:style-name="T1"> :</text:span></text:p>
      <text:list xml:id="list3248265635097830058" text:style-name="L21">
        <text:list-item>
          <text:p text:style-name="P30">Une hauteur de 100px</text:p>
        </text:list-item>
        <text:list-item>
          <text:p text:style-name="P30">Une couleur de fond #ff944d</text:p>
        </text:list-item>
      </text:list>
      <text:p text:style-name="P3"><text:span text:style-name="Strong_20_Emphasis"><text:span text:style-name="T2">&lt;div&gt;</text:span></text:span><text:span text:style-name="T1"> :</text:span></text:p>
      <text:list xml:id="list6839072958258681301" text:style-name="L22">
        <text:list-item>
          <text:p text:style-name="P31">Une largeur de 100px</text:p>
        </text:list-item>
        <text:list-item>
          <text:p text:style-name="P31">Une marge en haut, à gauche et en bas de 15px</text:p>
        </text:list-item>
        <text:list-item>
          <text:p text:style-name="P31">Une couleur de fond #2eb8b8</text:p>
        </text:list-item>
      </text:list>
      <text:p text:style-name="P3"><text:span text:style-name="Strong_20_Emphasis"><text:span text:style-name="T2">&lt;ul&gt;</text:span></text:span><text:span text:style-name="T1"> :</text:span></text:p>
      <text:list xml:id="list2938044043704865525" text:style-name="L23">
        <text:list-item>
          <text:p text:style-name="P32">Enlever les puces</text:p>
        </text:list-item>
        <text:list-item>
          <text:p text:style-name="P32">Une marge intérieure de 5px</text:p>
        </text:list-item>
        <text:list-item>
          <text:p text:style-name="P32"><text:soft-page-break/>Une marge à droite de 15px</text:p>
        </text:list-item>
      </text:list>
      <text:p text:style-name="P3"><text:span text:style-name="Strong_20_Emphasis"><text:span text:style-name="T2">&lt;li&gt;</text:span></text:span><text:span text:style-name="T1"> :</text:span></text:p>
      <text:list xml:id="list3908378258012358688" text:style-name="L24">
        <text:list-item>
          <text:p text:style-name="P33">Une largeur de 80px</text:p>
        </text:list-item>
        <text:list-item>
          <text:p text:style-name="P33">Pas de marge en haut et bas, 10p à droite et à gauche</text:p>
        </text:list-item>
        <text:list-item>
          <text:p text:style-name="P33">Une couleur de fond #ffcc99</text:p>
        </text:list-item>
      </text:list>
      <text:p text:style-name="P3"><text:span text:style-name="Strong_20_Emphasis"><text:span text:style-name="T2">Attention !</text:span></text:span><text:span text:style-name="T1"> Dans notre code HTML se cache une erreur. En effet, les 'Items' ne sont pas dans le bon ordre. Nous allons corriger cela </text:span><text:span text:style-name="Strong_20_Emphasis"><text:span text:style-name="T2">sans modifier le code HTML</text:span></text:span><text:span text:style-name="T1">.</text:span></text:p>
      <text:p text:style-name="P2">Faites également en sorte que l'item 3 soit 2 fois plus large que les autres items.</text:p>
      <text:p text:style-name="P2">Nous voulons que la &lt;div&gt; soit alignée à gauche, et le &lt;ul&gt; à droite, mais aussi que les &lt;p&gt; soient tous centrés par rapport à leur élément parent.</text:p>
      <text:p text:style-name="P2">A vous de jouer ! ;)</text:p>
      <text:p text:style-name="P19">Fichier HTML</text:p>
      <text:p text:style-name="P19"/>
      <table:table table:name="Tableau3" table:style-name="Tableau3">
        <table:table-column table:style-name="Tableau3.A"/>
        <table:table-column table:style-name="Tableau3.B"/>
        <table:table-row>
          <table:table-cell table:style-name="Tableau3.A1" office:value-type="string">
            <text:p text:style-name="Table_20_Contents">&lt;!DOCTYPE html&gt;</text:p>
          </table:table-cell>
          <table:table-cell table:style-name="Tableau3.B1" office:value-type="string">
            <text:p text:style-name="P48"/>
          </table:table-cell>
        </table:table-row>
        <table:table-row>
          <table:table-cell table:style-name="Tableau3.A1" office:value-type="string">
            <text:p text:style-name="P48"/>
          </table:table-cell>
          <table:table-cell table:style-name="Tableau3.A1" office:value-type="string">
            <text:p text:style-name="Table_20_Contents">&lt;html lang="fr"&gt;</text:p>
          </table:table-cell>
        </table:table-row>
        <table:table-row>
          <table:table-cell table:style-name="Tableau3.A1" office:value-type="string">
            <text:p text:style-name="P48"/>
          </table:table-cell>
          <table:table-cell table:style-name="Tableau3.A1" office:value-type="string">
            <text:p text:style-name="Table_20_Contents">&lt;head&gt;</text:p>
          </table:table-cell>
        </table:table-row>
        <table:table-row>
          <table:table-cell table:style-name="Tableau3.A1" office:value-type="string">
            <text:p text:style-name="P48"/>
          </table:table-cell>
          <table:table-cell table:style-name="Tableau3.A1" office:value-type="string">
            <text:p text:style-name="Table_20_Contents">&lt;meta charset="UTF-8"&gt;</text:p>
          </table:table-cell>
        </table:table-row>
        <table:table-row>
          <table:table-cell table:style-name="Tableau3.A1" office:value-type="string">
            <text:p text:style-name="P48"/>
          </table:table-cell>
          <table:table-cell table:style-name="Tableau3.A1" office:value-type="string">
            <text:p text:style-name="Table_20_Contents">&lt;meta name="viewport" content="width=device-width, initial-scale=1.0"&gt;</text:p>
          </table:table-cell>
        </table:table-row>
        <table:table-row>
          <table:table-cell table:style-name="Tableau3.A1" office:value-type="string">
            <text:p text:style-name="P48"/>
          </table:table-cell>
          <table:table-cell table:style-name="Tableau3.A1" office:value-type="string">
            <text:p text:style-name="Table_20_Contents">&lt;meta http-equiv="X-UA-Compatible" content="ie=edge"&gt;</text:p>
          </table:table-cell>
        </table:table-row>
        <table:table-row>
          <table:table-cell table:style-name="Tableau3.A1" office:value-type="string">
            <text:p text:style-name="P48"/>
          </table:table-cell>
          <table:table-cell table:style-name="Tableau3.A1" office:value-type="string">
            <text:p text:style-name="Table_20_Contents">&lt;title&gt;Exercice | Flexbox&lt;/title&gt;</text:p>
          </table:table-cell>
        </table:table-row>
        <table:table-row>
          <table:table-cell table:style-name="Tableau3.A1" office:value-type="string">
            <text:p text:style-name="P48"/>
          </table:table-cell>
          <table:table-cell table:style-name="Tableau3.A1" office:value-type="string">
            <text:p text:style-name="Table_20_Contents"/>
          </table:table-cell>
        </table:table-row>
        <table:table-row>
          <table:table-cell table:style-name="Tableau3.A1" office:value-type="string">
            <text:p text:style-name="P48"/>
          </table:table-cell>
          <table:table-cell table:style-name="Tableau3.A1" office:value-type="string">
            <text:p text:style-name="Table_20_Contents">&lt;link rel="stylesheet" href="<text:a xlink:type="simple" xlink:href="https://trello-attachments.s3.amazonaws.com/5859370f5e4809987f4007d2/588f1ace4335a4097ef4e3c8/118d584fe5f3fd6581b8df63f7023a91/style.css" office:target-frame-name="_blank" xlink:show="new" text:style-name="Internet_20_link" text:visited-style-name="Visited_20_Internet_20_Link">style.css</text:a>"&gt;</text:p>
          </table:table-cell>
        </table:table-row>
        <table:table-row>
          <table:table-cell table:style-name="Tableau3.A1" office:value-type="string">
            <text:p text:style-name="P48"/>
          </table:table-cell>
          <table:table-cell table:style-name="Tableau3.A1" office:value-type="string">
            <text:p text:style-name="Table_20_Contents">&lt;/head&gt;</text:p>
          </table:table-cell>
        </table:table-row>
        <table:table-row>
          <table:table-cell table:style-name="Tableau3.A1" office:value-type="string">
            <text:p text:style-name="P48"/>
          </table:table-cell>
          <table:table-cell table:style-name="Tableau3.A1" office:value-type="string">
            <text:p text:style-name="Table_20_Contents">&lt;body&gt;</text:p>
          </table:table-cell>
        </table:table-row>
        <table:table-row>
          <table:table-cell table:style-name="Tableau3.A1" office:value-type="string">
            <text:p text:style-name="P48"/>
          </table:table-cell>
          <table:table-cell table:style-name="Tableau3.A1" office:value-type="string">
            <text:p text:style-name="Table_20_Contents"/>
          </table:table-cell>
        </table:table-row>
        <table:table-row>
          <table:table-cell table:style-name="Tableau3.A1" office:value-type="string">
            <text:p text:style-name="P48"/>
          </table:table-cell>
          <table:table-cell table:style-name="Tableau3.A1" office:value-type="string">
            <text:p text:style-name="Table_20_Contents">&lt;nav&gt;</text:p>
          </table:table-cell>
        </table:table-row>
        <table:table-row>
          <table:table-cell table:style-name="Tableau3.A1" office:value-type="string">
            <text:p text:style-name="P48"/>
          </table:table-cell>
          <table:table-cell table:style-name="Tableau3.A1" office:value-type="string">
            <text:p text:style-name="Table_20_Contents"/>
          </table:table-cell>
        </table:table-row>
        <table:table-row>
          <table:table-cell table:style-name="Tableau3.A1" office:value-type="string">
            <text:p text:style-name="P48"/>
          </table:table-cell>
          <table:table-cell table:style-name="Tableau3.A1" office:value-type="string">
            <text:p text:style-name="Table_20_Contents">&lt;div&gt;&lt;p&gt;Logo&lt;/p&gt;&lt;/div&gt;</text:p>
          </table:table-cell>
        </table:table-row>
        <table:table-row>
          <table:table-cell table:style-name="Tableau3.A1" office:value-type="string">
            <text:p text:style-name="P48"/>
          </table:table-cell>
          <table:table-cell table:style-name="Tableau3.A1" office:value-type="string">
            <text:p text:style-name="Table_20_Contents"/>
          </table:table-cell>
        </table:table-row>
        <table:table-row>
          <table:table-cell table:style-name="Tableau3.A1" office:value-type="string">
            <text:p text:style-name="P48"/>
          </table:table-cell>
          <table:table-cell table:style-name="Tableau3.A1" office:value-type="string">
            <text:p text:style-name="Table_20_Contents">&lt;ul&gt;</text:p>
          </table:table-cell>
        </table:table-row>
        <table:table-row>
          <table:table-cell table:style-name="Tableau3.A1" office:value-type="string">
            <text:p text:style-name="P48"/>
          </table:table-cell>
          <table:table-cell table:style-name="Tableau3.A1" office:value-type="string">
            <text:p text:style-name="Table_20_Contents">&lt;li&gt;&lt;p&gt;item 1&lt;/p&gt;&lt;/li&gt;</text:p>
          </table:table-cell>
        </table:table-row>
        <table:table-row>
          <table:table-cell table:style-name="Tableau3.A1" office:value-type="string">
            <text:p text:style-name="P48"/>
          </table:table-cell>
          <table:table-cell table:style-name="Tableau3.A1" office:value-type="string">
            <text:p text:style-name="Table_20_Contents">&lt;li&gt;&lt;p&gt;item 2&lt;/p&gt;&lt;/li&gt;</text:p>
          </table:table-cell>
        </table:table-row>
        <table:table-row>
          <table:table-cell table:style-name="Tableau3.A1" office:value-type="string">
            <text:p text:style-name="P48"/>
          </table:table-cell>
          <table:table-cell table:style-name="Tableau3.A1" office:value-type="string">
            <text:p text:style-name="Table_20_Contents">&lt;li&gt;&lt;p&gt;item 5&lt;/p&gt;&lt;/li&gt;</text:p>
          </table:table-cell>
        </table:table-row>
        <table:table-row>
          <table:table-cell table:style-name="Tableau3.A1" office:value-type="string">
            <text:p text:style-name="P48"/>
          </table:table-cell>
          <table:table-cell table:style-name="Tableau3.A1" office:value-type="string">
            <text:p text:style-name="Table_20_Contents">&lt;li&gt;&lt;p&gt;item 4&lt;/p&gt;&lt;/li&gt;</text:p>
          </table:table-cell>
        </table:table-row>
        <table:table-row>
          <table:table-cell table:style-name="Tableau3.A1" office:value-type="string">
            <text:p text:style-name="P48"/>
          </table:table-cell>
          <table:table-cell table:style-name="Tableau3.A1" office:value-type="string">
            <text:p text:style-name="Table_20_Contents">&lt;li&gt;&lt;p&gt;item 3&lt;/p&gt;&lt;/li&gt;</text:p>
          </table:table-cell>
        </table:table-row>
        <table:table-row>
          <table:table-cell table:style-name="Tableau3.A1" office:value-type="string">
            <text:p text:style-name="P48"/>
          </table:table-cell>
          <table:table-cell table:style-name="Tableau3.A1" office:value-type="string">
            <text:p text:style-name="Table_20_Contents">&lt;/ul&gt;</text:p>
          </table:table-cell>
        </table:table-row>
        <table:table-row>
          <table:table-cell table:style-name="Tableau3.A1" office:value-type="string">
            <text:p text:style-name="P48"/>
          </table:table-cell>
          <table:table-cell table:style-name="Tableau3.A1" office:value-type="string">
            <text:p text:style-name="Table_20_Contents">&lt;/nav&gt;</text:p>
          </table:table-cell>
        </table:table-row>
        <table:table-row>
          <table:table-cell table:style-name="Tableau3.A1" office:value-type="string">
            <text:p text:style-name="P48"/>
          </table:table-cell>
          <table:table-cell table:style-name="Tableau3.A1" office:value-type="string">
            <text:p text:style-name="Table_20_Contents"/>
          </table:table-cell>
        </table:table-row>
        <table:table-row>
          <table:table-cell table:style-name="Tableau3.A1" office:value-type="string">
            <text:p text:style-name="P48"/>
          </table:table-cell>
          <table:table-cell table:style-name="Tableau3.A1" office:value-type="string">
            <text:p text:style-name="Table_20_Contents">&lt;/body&gt;</text:p>
          </table:table-cell>
        </table:table-row>
        <table:table-row>
          <table:table-cell table:style-name="Tableau3.A1" office:value-type="string">
            <text:p text:style-name="P48"/>
          </table:table-cell>
          <table:table-cell table:style-name="Tableau3.A1" office:value-type="string">
            <text:p text:style-name="Table_20_Contents">&lt;/html&gt;</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Helvetica, sans-serif"/>
    <style:font-face style:name="OpenSymbol" svg:font-family="OpenSymbol"/>
    <style:font-face style:name="bitstream vera sans mono" svg:font-family="'bitstream vera sans mono', 'andale mono', 'lucida consol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1T08:17:08.79</meta:creation-date>
    <dc:date>2017-04-12T07:20:47.67</dc:date>
    <meta:editing-duration>PT20M37S</meta:editing-duration>
    <meta:editing-cycles>2</meta:editing-cycles>
    <meta:generator>OpenOffice/4.1.3$Win32 OpenOffice.org_project/413m1$Build-9783</meta:generator>
    <meta:document-statistic meta:table-count="3" meta:image-count="12" meta:object-count="0" meta:page-count="17" meta:paragraph-count="391" meta:word-count="2607" meta:character-count="16664"/>
  </office:meta>
</office:document-meta>
</file>